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left" draw:textarea-vertical-align="top" fo:padding-top="0.03cm" fo:padding-bottom="0.03cm" fo:padding-left="0.15cm" fo:padding-right="0.15cm"/>
    </style:style>
    <style:style style:name="gr2" style:family="graphic" style:parent-style-name="standard">
      <style:graphic-properties draw:stroke="dash" draw:stroke-dash="Fine_20_Dashed" draw:fill="solid" draw:fill-color="#cfe7f5" draw:opacity="50%" draw:textarea-horizontal-align="left" draw:textarea-vertical-align="top" fo:padding-top="0.03cm" fo:padding-bottom="0.03cm" fo:padding-left="0.15cm" fo:padding-right="0.15cm" draw:shadow-opacity="50%"/>
    </style:style>
    <style:style style:name="gr3" style:family="graphic" style:parent-style-name="standard">
      <style:graphic-properties draw:textarea-horizontal-align="left" draw:textarea-vertical-align="top" fo:padding-top="0.03cm" fo:padding-bottom="0.03cm" fo:padding-left="0.15cm" fo:padding-right="0.15cm"/>
    </style:style>
    <style:style style:name="gr4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left" draw:textarea-vertical-align="top" fo:padding-top="0.03cm" fo:padding-bottom="0.03cm" fo:padding-left="0.15cm" fo:padding-right="0.1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1.4cm" svg:height="18cm" svg:x="2.2cm" svg:y="1cm">
          <text:p text:style-name="P1"><text:span text:style-name="T1">Master</text:span></text:p>
        </draw:rect>
        <draw:rect draw:style-name="gr1" draw:text-style-name="P2" draw:layer="layout" svg:width="11.5cm" svg:height="18cm" svg:x="16.5cm" svg:y="1cm">
          <text:p text:style-name="P1"><text:span text:style-name="T1"><text:s text:c="16"/></text:span><text:span text:style-name="T1">Slave</text:span></text:p>
        </draw:rect>
        <draw:rect draw:style-name="gr2" draw:text-style-name="P2" draw:layer="layout" svg:width="6.9cm" svg:height="18cm" svg:x="11.5cm" svg:y="1cm">
          <text:p text:style-name="P1"><text:span text:style-name="T1"><text:s text:c="21"/></text:span><text:span text:style-name="T1">I2C</text:span></text:p>
        </draw:rect>
        <draw:rect draw:style-name="gr3" draw:text-style-name="P2" xml:id="id2" draw:id="id2" draw:layer="layout" svg:width="2.8cm" svg:height="1.7cm" svg:x="4cm" svg:y="3cm">
          <text:p text:style-name="P1"><text:span text:style-name="T1">Sync</text:span></text:p>
          <text:p text:style-name="P1"><text:span text:style-name="T1">(2,2)</text:span></text:p>
          <text:p text:style-name="P1"><text:span text:style-name="T1">Load Man_Tx</text:span></text:p>
        </draw:rect>
        <draw:rect draw:style-name="gr3" draw:text-style-name="P2" xml:id="id3" draw:id="id3" draw:layer="layout" svg:width="2cm" svg:height="0.5cm" svg:x="9cm" svg:y="3cm">
          <text:p text:style-name="P1"><text:span text:style-name="T1">TxBuf</text:span></text:p>
        </draw:rect>
        <draw:rect draw:style-name="gr3" draw:text-style-name="P2" xml:id="id6" draw:id="id6" draw:layer="layout" svg:width="2cm" svg:height="0.5cm" svg:x="9cm" svg:y="7.901cm">
          <text:p text:style-name="P1"><text:span text:style-name="T1">RxBuf</text:span></text:p>
        </draw:rect>
        <draw:rect draw:style-name="gr3" draw:text-style-name="P2" xml:id="id14" draw:id="id14" draw:layer="layout" svg:width="2cm" svg:height="0.5cm" svg:x="9cm" svg:y="11.499cm">
          <text:p text:style-name="P1"><text:span text:style-name="T1">Done</text:span></text:p>
        </draw:rect>
        <draw:rect draw:style-name="gr3" draw:text-style-name="P2" xml:id="id34" draw:id="id34" draw:layer="layout" svg:width="1.3cm" svg:height="0.5cm" svg:x="2.5cm" svg:y="17.5cm">
          <text:p text:style-name="P1"><text:span text:style-name="T1">end</text:span></text:p>
        </draw:rect>
        <draw:rect draw:style-name="gr3" draw:text-style-name="P2" xml:id="id10" draw:id="id10" draw:layer="layout" svg:width="2cm" svg:height="0.5cm" svg:x="19cm" svg:y="3cm">
          <text:p text:style-name="P1"><text:span text:style-name="T1">AM</text:span></text:p>
        </draw:rect>
        <draw:rect draw:style-name="gr3" draw:text-style-name="P2" xml:id="id18" draw:id="id18" draw:layer="layout" svg:width="2cm" svg:height="0.5cm" svg:x="19cm" svg:y="6.6cm">
          <text:p text:style-name="P1"><text:span text:style-name="T1">RxBuf</text:span></text:p>
        </draw:rect>
        <draw:rect draw:style-name="gr3" draw:text-style-name="P2" xml:id="id8" draw:id="id8" draw:layer="layout" svg:width="2cm" svg:height="0.5cm" svg:x="19cm" svg:y="7.901cm">
          <text:p text:style-name="P1"><text:span text:style-name="T1">AM</text:span></text:p>
        </draw:rect>
        <draw:rect draw:style-name="gr3" draw:text-style-name="P2" xml:id="id24" draw:id="id24" draw:layer="layout" svg:width="2cm" svg:height="0.5cm" svg:x="19cm" svg:y="9cm">
          <text:p text:style-name="P1"><text:span text:style-name="T1">TxBuf</text:span></text:p>
        </draw:rect>
        <draw:rect draw:style-name="gr3" draw:text-style-name="P2" xml:id="id12" draw:id="id12" draw:layer="layout" svg:width="2.3cm" svg:height="0.5cm" svg:x="19cm" svg:y="11.6cm">
          <text:p text:style-name="P1"><text:span text:style-name="T1">Done</text:span></text:p>
        </draw:rect>
        <draw:rect draw:style-name="gr3" draw:text-style-name="P2" xml:id="id32" draw:id="id32" draw:layer="layout" svg:width="2.4cm" svg:height="0.5cm" svg:x="4.2cm" svg:y="12.7cm">
          <text:p text:style-name="P1"><text:span text:style-name="T1">ComDone</text:span></text:p>
        </draw:rect>
        <draw:rect draw:style-name="gr3" draw:text-style-name="P2" xml:id="id1" draw:id="id1" draw:layer="layout" svg:width="2.3cm" svg:height="0.5cm" svg:x="2.6cm" svg:y="1.9cm">
          <text:p text:style-name="P1"><text:span text:style-name="T1">ComStart</text:span></text:p>
        </draw:rect>
        <draw:rect draw:style-name="gr3" draw:text-style-name="P2" draw:layer="layout" svg:width="2.5cm" svg:height="0.5cm" svg:x="23cm" svg:y="7.901cm">
          <text:p text:style-name="P1"><text:span text:style-name="T1">ComStartTx</text:span></text:p>
        </draw:rect>
        <draw:rect draw:style-name="gr3" draw:text-style-name="P2" draw:layer="layout" svg:width="2.5cm" svg:height="0.5cm" svg:x="23cm" svg:y="11.6cm">
          <text:p text:style-name="P1"><text:span text:style-name="T1">ComDone</text:span></text:p>
        </draw:rect>
        <draw:rect draw:style-name="gr3" draw:text-style-name="P2" xml:id="id11" draw:id="id11" draw:layer="layout" svg:width="2.7cm" svg:height="1.9cm" svg:x="23cm" svg:y="3cm">
          <text:p text:style-name="P1"><text:span text:style-name="T1">Sync:</text:span></text:p>
          <text:p text:style-name="P1"><text:span text:style-name="T1">ComStartRx</text:span></text:p>
          <text:p text:style-name="P1"><text:span text:style-name="T1">(2,2)</text:span></text:p>
          <text:p text:style-name="P1"><text:span text:style-name="T1">Load Sln_Tx</text:span></text:p>
        </draw:rect>
        <draw:rect draw:style-name="gr3" draw:text-style-name="P2" xml:id="id9" draw:id="id9" draw:layer="layout" svg:width="2.5cm" svg:height="0.5cm" svg:x="22.999cm" svg:y="7.9cm">
          <text:p text:style-name="P1"><text:span text:style-name="T1">ComStartTx</text:span></text:p>
        </draw:rect>
        <draw:rect draw:style-name="gr3" draw:text-style-name="P2" xml:id="id13" draw:id="id13" draw:layer="layout" svg:width="3.401cm" svg:height="1.201cm" svg:x="22.999cm" svg:y="11.599cm">
          <text:p text:style-name="P1"><text:span text:style-name="T1">ComDone</text:span></text:p>
          <text:p text:style-name="P1"><text:span text:style-name="T1">Store Sln_Rx</text:span></text:p>
        </draw:rect>
        <draw:connector draw:style-name="gr4" draw:text-style-name="P3" draw:layer="layout" draw:type="line" svg:x1="3.75cm" svg:y1="2.4cm" svg:x2="5.4cm" svg:y2="3cm" draw:start-shape="id1" draw:start-glue-point="2" draw:end-shape="id2" draw:end-glue-point="0" svg:d="m3750 2400 1650 600">
          <text:p/>
        </draw:connector>
        <draw:connector draw:style-name="gr4" draw:text-style-name="P3" draw:layer="layout" draw:type="line" svg:x1="6.8cm" svg:y1="3.85cm" svg:x2="9cm" svg:y2="3.25cm" draw:start-shape="id2" draw:start-glue-point="1" draw:end-shape="id3" draw:end-glue-point="3" svg:d="m6800 3850 2200-600">
          <text:p/>
        </draw:connector>
        <draw:connector draw:style-name="gr4" draw:text-style-name="P4" draw:layer="layout" draw:type="line" svg:x1="13.1cm" svg:y1="3.25cm" svg:x2="16.8cm" svg:y2="3.25cm" draw:start-shape="id4" draw:start-glue-point="1" draw:end-shape="id5" draw:end-glue-point="3" svg:d="m13100 3250h3700">
          <text:p/>
        </draw:connector>
        <draw:connector draw:style-name="gr4" draw:text-style-name="P3" draw:layer="layout" draw:type="line" svg:x1="11cm" svg:y1="8.151cm" svg:x2="11.9cm" svg:y2="8.151cm" draw:start-shape="id6" draw:start-glue-point="1" draw:end-shape="id7" draw:end-glue-point="3" svg:d="m11000 8151h900">
          <text:p/>
        </draw:connector>
        <draw:connector draw:style-name="gr4" draw:text-style-name="P3" draw:layer="layout" draw:type="line" svg:x1="21cm" svg:y1="8.151cm" svg:x2="22.999cm" svg:y2="8.15cm" draw:start-shape="id8" draw:start-glue-point="1" draw:end-shape="id9" draw:end-glue-point="3" svg:d="m21000 8151 1999-1">
          <text:p/>
        </draw:connector>
        <draw:connector draw:style-name="gr4" draw:text-style-name="P3" draw:layer="layout" draw:type="line" svg:x1="21cm" svg:y1="3.25cm" svg:x2="23cm" svg:y2="3.95cm" draw:start-shape="id10" draw:start-glue-point="1" draw:end-shape="id11" draw:end-glue-point="3" svg:d="m21000 3250 2000 700">
          <text:p/>
        </draw:connector>
        <draw:connector draw:style-name="gr4" draw:text-style-name="P3" draw:layer="layout" draw:type="line" svg:x1="21.3cm" svg:y1="11.85cm" svg:x2="22.999cm" svg:y2="12.199cm" draw:start-shape="id12" draw:start-glue-point="1" draw:end-shape="id13" draw:end-glue-point="3" svg:d="m21300 11850 1699 349">
          <text:p/>
        </draw:connector>
        <draw:connector draw:style-name="gr4" draw:text-style-name="P3" draw:layer="layout" draw:type="line" svg:x1="9cm" svg:y1="11.749cm" svg:x2="7.4cm" svg:y2="11.399cm" draw:start-shape="id14" draw:start-glue-point="3" draw:end-shape="id15" draw:end-glue-point="1" svg:d="m9000 11749-1600-350">
          <text:p/>
        </draw:connector>
        <draw:rect draw:style-name="gr3" draw:text-style-name="P2" xml:id="id16" draw:id="id16" draw:layer="layout" svg:width="1.1cm" svg:height="0.5cm" svg:x="11.9cm" svg:y="3.9cm">
          <text:p text:style-name="P1"><text:span text:style-name="T1">wt_s</text:span></text:p>
        </draw:rect>
        <draw:rect draw:style-name="gr5" draw:text-style-name="P2" draw:layer="layout" svg:width="2cm" svg:height="0.5cm" svg:x="13.6cm" svg:y="2.7cm">
          <text:p text:style-name="P1"><text:span text:style-name="T1">Start+ Adr+W</text:span></text:p>
        </draw:rect>
        <draw:connector draw:style-name="gr4" draw:text-style-name="P4" draw:layer="layout" draw:type="line" svg:x1="16.8cm" svg:y1="3.25cm" svg:x2="13cm" svg:y2="4.15cm" draw:start-shape="id5" draw:start-glue-point="3" draw:end-shape="id16" draw:end-glue-point="1" svg:d="m16800 3250-3800 900">
          <text:p/>
        </draw:connector>
        <draw:rect draw:style-name="gr5" draw:text-style-name="P2" draw:layer="layout" svg:width="2cm" svg:height="0.5cm" svg:x="13.8cm" svg:y="8.4cm">
          <text:p text:style-name="P1"><text:span text:style-name="T1">Start stretch</text:span></text:p>
        </draw:rect>
        <draw:rect draw:style-name="gr5" draw:text-style-name="P2" draw:layer="layout" svg:width="2cm" svg:height="0.5cm" svg:x="14.1cm" svg:y="6.1cm">
          <text:p text:style-name="P1"><text:span text:style-name="T1">data</text:span></text:p>
        </draw:rect>
        <draw:rect draw:style-name="gr3" draw:text-style-name="P2" xml:id="id4" draw:id="id4" draw:layer="layout" svg:width="1.2cm" svg:height="0.5cm" svg:x="11.9cm" svg:y="3cm">
          <text:p text:style-name="P1"><text:span text:style-name="T1">adr</text:span></text:p>
        </draw:rect>
        <draw:connector draw:style-name="gr4" draw:text-style-name="P4" draw:layer="layout" draw:type="line" svg:x1="11cm" svg:y1="3.25cm" svg:x2="11.9cm" svg:y2="3.25cm" draw:start-shape="id3" draw:start-glue-point="1" draw:end-shape="id4" draw:end-glue-point="3" svg:d="m11000 3250h900">
          <text:p/>
        </draw:connector>
        <draw:rect draw:style-name="gr3" draw:text-style-name="P2" xml:id="id5" draw:id="id5" draw:layer="layout" svg:width="1.2cm" svg:height="0.5cm" svg:x="16.8cm" svg:y="3cm">
          <text:p text:style-name="P1"><text:span text:style-name="T1">adr</text:span></text:p>
        </draw:rect>
        <draw:rect draw:style-name="gr3" draw:text-style-name="P2" xml:id="id17" draw:id="id17" draw:layer="layout" svg:width="1.3cm" svg:height="0.5cm" svg:x="16.8cm" svg:y="6.091cm">
          <text:p text:style-name="P1"><text:span text:style-name="T1">D_Rx</text:span></text:p>
        </draw:rect>
        <draw:connector draw:style-name="gr4" draw:text-style-name="P4" draw:layer="layout" draw:type="line" svg:x1="18.1cm" svg:y1="6.341cm" svg:x2="19cm" svg:y2="6.85cm" draw:start-shape="id17" draw:start-glue-point="1" draw:end-shape="id18" draw:end-glue-point="3" svg:d="m18100 6341 900 509">
          <text:p/>
        </draw:connector>
        <draw:connector draw:style-name="gr4" draw:text-style-name="P4" draw:layer="layout" draw:type="line" svg:x1="18cm" svg:y1="3.25cm" svg:x2="19cm" svg:y2="3.25cm" draw:start-shape="id5" draw:start-glue-point="1" draw:end-shape="id10" draw:end-glue-point="3" svg:d="m18000 3250h1000">
          <text:p/>
        </draw:connector>
        <draw:rect draw:style-name="gr3" draw:text-style-name="P2" xml:id="id20" draw:id="id20" draw:layer="layout" svg:width="1.1cm" svg:height="0.5cm" svg:x="11.868cm" svg:y="8.769cm">
          <text:p text:style-name="P1"><text:span text:style-name="T1">wt_s</text:span></text:p>
        </draw:rect>
        <draw:rect draw:style-name="gr3" draw:text-style-name="P2" xml:id="id7" draw:id="id7" draw:layer="layout" svg:width="1.2cm" svg:height="0.5cm" svg:x="11.9cm" svg:y="7.901cm">
          <text:p text:style-name="P1"><text:span text:style-name="T1">adr</text:span></text:p>
        </draw:rect>
        <draw:rect draw:style-name="gr3" draw:text-style-name="P2" xml:id="id23" draw:id="id23" draw:layer="layout" svg:width="1.2cm" svg:height="0.5cm" svg:x="16.8cm" svg:y="7.901cm">
          <text:p text:style-name="P1"><text:span text:style-name="T1">adr</text:span></text:p>
        </draw:rect>
        <draw:rect draw:style-name="gr3" draw:text-style-name="P2" xml:id="id21" draw:id="id21" draw:layer="layout" svg:width="1.2cm" svg:height="0.5cm" svg:x="16.8cm" svg:y="9.9cm">
          <text:p text:style-name="P1"><text:span text:style-name="T1">D_Tx</text:span></text:p>
        </draw:rect>
        <draw:connector draw:style-name="gr4" draw:text-style-name="P4" draw:layer="layout" draw:type="line" svg:x1="13.1cm" svg:y1="8.151cm" svg:x2="16.8cm" svg:y2="8.151cm" draw:start-shape="id7" draw:start-glue-point="1" draw:end-shape="id19" draw:end-glue-point="2" svg:d="m13100 8151h3700">
          <text:p/>
        </draw:connector>
        <draw:connector draw:style-name="gr4" draw:text-style-name="P4" xml:id="id19" draw:id="id19" draw:layer="layout" draw:type="line" svg:x1="16.8cm" svg:y1="8.151cm" svg:x2="12.968cm" svg:y2="9.019cm" draw:end-shape="id20" draw:end-glue-point="1" svg:d="m16800 8151-3832 868">
          <text:p/>
        </draw:connector>
        <draw:connector draw:style-name="gr4" draw:text-style-name="P4" draw:layer="layout" draw:type="line" svg:x1="16.8cm" svg:y1="10.15cm" svg:x2="13.1cm" svg:y2="10.85cm" draw:start-shape="id21" draw:start-glue-point="3" draw:end-shape="id22" draw:end-glue-point="1" svg:d="m16800 10150-3700 700">
          <text:p/>
        </draw:connector>
        <draw:rect draw:style-name="gr5" draw:text-style-name="P2" draw:layer="layout" svg:width="2cm" svg:height="0.5cm" svg:x="14.1cm" svg:y="10.5cm">
          <text:p text:style-name="P1"><text:span text:style-name="T1">data</text:span></text:p>
        </draw:rect>
        <draw:connector draw:style-name="gr4" draw:text-style-name="P4" draw:layer="layout" draw:type="line" svg:x1="18cm" svg:y1="8.151cm" svg:x2="19cm" svg:y2="8.151cm" draw:start-shape="id23" draw:start-glue-point="1" draw:end-shape="id8" draw:end-glue-point="3" svg:d="m18000 8151h1000">
          <text:p/>
        </draw:connector>
        <draw:rect draw:style-name="gr3" draw:text-style-name="P2" xml:id="id22" draw:id="id22" draw:layer="layout" svg:width="1.2cm" svg:height="0.5cm" svg:x="11.9cm" svg:y="10.6cm">
          <text:p text:style-name="P1"><text:span text:style-name="T1">D_Rx</text:span></text:p>
        </draw:rect>
        <draw:connector draw:style-name="gr4" draw:text-style-name="P3" draw:layer="layout" draw:type="line" svg:x1="19cm" svg:y1="9.25cm" svg:x2="18cm" svg:y2="10.15cm" draw:start-shape="id24" draw:start-glue-point="3" draw:end-shape="id21" draw:end-glue-point="1" svg:d="m19000 9250-1000 900">
          <text:p/>
        </draw:connector>
        <draw:rect draw:style-name="gr3" draw:text-style-name="P2" xml:id="id25" draw:id="id25" draw:layer="layout" svg:width="1.2cm" svg:height="0.5cm" svg:x="11.9cm" svg:y="5.7cm">
          <text:p text:style-name="P1"><text:span text:style-name="T1">D_Tx</text:span></text:p>
        </draw:rect>
        <draw:connector draw:style-name="gr4" draw:text-style-name="P4" draw:layer="layout" draw:type="line" svg:x1="13.1cm" svg:y1="5.95cm" svg:x2="16.8cm" svg:y2="6.341cm" draw:start-shape="id25" draw:start-glue-point="1" draw:end-shape="id17" draw:end-glue-point="3" svg:d="m13100 5950 3700 391">
          <text:p/>
        </draw:connector>
        <draw:connector draw:style-name="gr4" draw:text-style-name="P4" draw:layer="layout" draw:type="line" svg:x1="11cm" svg:y1="3.25cm" svg:x2="11.9cm" svg:y2="5.95cm" draw:end-shape="id25" draw:end-glue-point="3" svg:d="m11000 3250 900 2700">
          <text:p/>
        </draw:connector>
        <draw:connector draw:style-name="gr4" draw:text-style-name="P4" draw:layer="layout" draw:type="line" svg:x1="13cm" svg:y1="11.749cm" svg:x2="16.8cm" svg:y2="11.804cm" draw:start-shape="id26" draw:start-glue-point="1" draw:end-shape="id27" draw:end-glue-point="3" svg:d="m13000 11749 3800 55">
          <text:p/>
        </draw:connector>
        <draw:rect draw:style-name="gr3" draw:text-style-name="P2" draw:layer="layout" svg:width="1.7cm" svg:height="0.5cm" svg:x="11.632cm" svg:y="6.741cm">
          <text:p text:style-name="P1"><text:span text:style-name="T1">ReStart</text:span></text:p>
        </draw:rect>
        <draw:rect draw:style-name="gr3" draw:text-style-name="P2" xml:id="id26" draw:id="id26" draw:layer="layout" svg:width="1.1cm" svg:height="0.5cm" svg:x="11.9cm" svg:y="11.499cm">
          <text:p text:style-name="P1"><text:span text:style-name="T1">End</text:span></text:p>
        </draw:rect>
        <draw:connector draw:style-name="gr4" draw:text-style-name="P4" draw:layer="layout" draw:type="line" svg:x1="11.9cm" svg:y1="11.749cm" svg:x2="11cm" svg:y2="11.749cm" draw:start-shape="id26" draw:start-glue-point="3" draw:end-shape="id14" draw:end-glue-point="1" svg:d="m11900 11749h-900">
          <text:p/>
        </draw:connector>
        <draw:rect draw:style-name="gr5" draw:text-style-name="P2" draw:layer="layout" svg:width="2cm" svg:height="0.5cm" svg:x="13.8cm" svg:y="11.299cm">
          <text:p text:style-name="P1"><text:span text:style-name="T1">Stop + Nack</text:span></text:p>
        </draw:rect>
        <draw:rect draw:style-name="gr5" draw:text-style-name="P2" draw:layer="layout" svg:width="2cm" svg:height="0.5cm" svg:x="13.6cm" svg:y="7.7cm">
          <text:p text:style-name="P1"><text:span text:style-name="T1">Start+ Adr+R</text:span></text:p>
        </draw:rect>
        <draw:rect draw:style-name="gr3" draw:text-style-name="P2" xml:id="id28" draw:id="id28" draw:layer="layout" svg:width="1.2cm" svg:height="0.5cm" svg:x="16.764cm" svg:y="3.9cm">
          <text:p text:style-name="P1"><text:span text:style-name="T1">ready</text:span></text:p>
        </draw:rect>
        <draw:connector draw:style-name="gr4" draw:text-style-name="P3" draw:layer="layout" draw:type="line" svg:x1="23cm" svg:y1="3.95cm" svg:x2="17.964cm" svg:y2="4.15cm" draw:start-shape="id11" draw:start-glue-point="3" draw:end-shape="id28" draw:end-glue-point="1" svg:d="m23000 3950-5036 200">
          <text:p/>
        </draw:connector>
        <draw:rect draw:style-name="gr5" draw:text-style-name="P2" draw:layer="layout" svg:width="2cm" svg:height="0.5cm" svg:x="13.8cm" svg:y="9.2cm">
          <text:p text:style-name="P1"><text:span text:style-name="T1">End stretch</text:span></text:p>
        </draw:rect>
        <draw:rect draw:style-name="gr3" draw:text-style-name="P2" xml:id="id29" draw:id="id29" draw:layer="layout" svg:width="1.3cm" svg:height="0.5cm" svg:x="16.8cm" svg:y="9.1cm">
          <text:p text:style-name="P1"><text:span text:style-name="T1">ready</text:span></text:p>
        </draw:rect>
        <draw:connector draw:style-name="gr4" draw:text-style-name="P4" draw:layer="layout" draw:type="line" svg:x1="16.8cm" svg:y1="9.35cm" svg:x2="13cm" svg:y2="9.85cm" draw:start-shape="id29" draw:start-glue-point="3" draw:end-shape="id30" draw:end-glue-point="1" svg:d="m16800 9350-3800 500">
          <text:p/>
        </draw:connector>
        <draw:connector draw:style-name="gr4" draw:text-style-name="P3" draw:layer="layout" draw:type="line" svg:x1="22.999cm" svg:y1="8.15cm" svg:x2="21cm" svg:y2="9.25cm" draw:start-shape="id9" draw:start-glue-point="3" draw:end-shape="id24" draw:end-glue-point="1" svg:d="m22999 8150-1999 1100">
          <text:p/>
        </draw:connector>
        <draw:connector draw:style-name="gr4" draw:text-style-name="P3" draw:layer="layout" draw:type="line" svg:x1="19cm" svg:y1="9.25cm" svg:x2="18.1cm" svg:y2="9.35cm" draw:start-shape="id24" draw:start-glue-point="3" draw:end-shape="id29" draw:end-glue-point="1" svg:d="m19000 9250-900 100">
          <text:p/>
        </draw:connector>
        <draw:rect draw:style-name="gr3" draw:text-style-name="P2" xml:id="id31" draw:id="id31" draw:layer="layout" svg:width="1.1cm" svg:height="0.5cm" svg:x="11.868cm" svg:y="4.856cm">
          <text:p text:style-name="P1"><text:span text:style-name="T1">wt_e</text:span></text:p>
        </draw:rect>
        <draw:connector draw:style-name="gr4" draw:text-style-name="P4" draw:layer="layout" draw:type="line" svg:x1="16.764cm" svg:y1="4.15cm" svg:x2="12.968cm" svg:y2="5.106cm" draw:start-shape="id28" draw:start-glue-point="3" draw:end-shape="id31" draw:end-glue-point="1" svg:d="m16764 4150-3796 956">
          <text:p/>
        </draw:connector>
        <draw:rect draw:style-name="gr5" draw:text-style-name="P2" draw:layer="layout" svg:width="2cm" svg:height="0.5cm" svg:x="13.6cm" svg:y="3.6cm">
          <text:p text:style-name="P1"><text:span text:style-name="T1">Start stretch</text:span></text:p>
        </draw:rect>
        <draw:rect draw:style-name="gr5" draw:text-style-name="P2" draw:layer="layout" svg:width="2cm" svg:height="0.5cm" svg:x="13.6cm" svg:y="4.4cm">
          <text:p text:style-name="P1"><text:span text:style-name="T1">End stretch</text:span></text:p>
        </draw:rect>
        <draw:rect draw:style-name="gr3" draw:text-style-name="P2" xml:id="id30" draw:id="id30" draw:layer="layout" svg:width="1.1cm" svg:height="0.5cm" svg:x="11.9cm" svg:y="9.6cm">
          <text:p text:style-name="P1"><text:span text:style-name="T1">wt_e</text:span></text:p>
        </draw:rect>
        <draw:rect draw:style-name="gr3" draw:text-style-name="P2" xml:id="id27" draw:id="id27" draw:layer="layout" svg:width="1.2cm" svg:height="0.5cm" svg:x="16.8cm" svg:y="11.554cm">
          <text:p text:style-name="P1"><text:span text:style-name="T1">End</text:span></text:p>
        </draw:rect>
        <draw:connector draw:style-name="gr4" draw:text-style-name="P4" draw:layer="layout" draw:type="line" svg:x1="18cm" svg:y1="11.804cm" svg:x2="19cm" svg:y2="11.85cm" draw:start-shape="id27" draw:start-glue-point="1" draw:end-shape="id12" draw:end-glue-point="3" svg:d="m18000 11804 1000 46">
          <text:p/>
        </draw:connector>
        <draw:connector draw:style-name="gr4" draw:text-style-name="P3" draw:layer="layout" draw:type="line" svg:x1="18cm" svg:y1="11.804cm" svg:x2="18cm" svg:y2="11.804cm" draw:start-shape="id27" draw:start-glue-point="1" draw:end-shape="id27" draw:end-glue-point="1" svg:d="">
          <text:p/>
        </draw:connector>
        <draw:custom-shape draw:style-name="gr6" draw:text-style-name="P5" xml:id="id33" draw:id="id33" draw:layer="layout" svg:width="2cm" svg:height="1.5cm" svg:x="4.4cm" svg:y="14.1cm">
          <text:p text:style-name="P3"><text:span text:style-name="T2">n_Tx ? </text:span><text:span text:style-name="T2"><text:line-break/></text:span><text:span text:style-name="T2">n_Rx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xml:id="id35" draw:id="id35" draw:layer="layout" svg:width="1.8cm" svg:height="1cm" svg:x="4.5cm" svg:y="17.5cm">
          <text:p text:style-name="P1"><text:span text:style-name="T1">Data</text:span><text:span text:style-name="T1"><text:line-break/></text:span><text:span text:style-name="T1">Rx &amp; Tx</text:span></text:p>
        </draw:rect>
        <draw:connector draw:style-name="gr7" draw:text-style-name="P3" draw:layer="layout" svg:x1="5.4cm" svg:y1="13.2cm" svg:x2="5.4cm" svg:y2="14.1cm" draw:start-shape="id32" draw:start-glue-point="2" draw:end-shape="id33" draw:end-glue-point="4" svg:d="m5400 13200v900">
          <text:p/>
        </draw:connector>
        <draw:connector draw:style-name="gr7" draw:text-style-name="P3" draw:layer="layout" svg:x1="4.4cm" svg:y1="14.85cm" svg:x2="3.15cm" svg:y2="17.5cm" draw:start-shape="id33" draw:start-glue-point="5" draw:end-shape="id34" draw:end-glue-point="0" svg:d="m4400 14850h-1250v2650">
          <text:p/>
        </draw:connector>
        <draw:rect draw:style-name="gr3" draw:text-style-name="P2" xml:id="id36" draw:id="id36" draw:layer="layout" svg:width="1.7cm" svg:height="1cm" svg:x="6.7cm" svg:y="17.5cm">
          <text:p text:style-name="P1"><text:span text:style-name="T1">Data</text:span><text:span text:style-name="T1"><text:line-break/></text:span><text:span text:style-name="T1">Rx_only</text:span></text:p>
        </draw:rect>
        <draw:rect draw:style-name="gr3" draw:text-style-name="P2" xml:id="id37" draw:id="id37" draw:layer="layout" svg:width="1.7cm" svg:height="1cm" svg:x="8.8cm" svg:y="17.5cm">
          <text:p text:style-name="P1"><text:span text:style-name="T1">Data</text:span><text:span text:style-name="T1"><text:line-break/></text:span><text:span text:style-name="T1">Tx_only</text:span></text:p>
        </draw:rect>
        <draw:rect draw:style-name="gr5" draw:text-style-name="P6" draw:layer="layout" svg:width="1.7cm" svg:height="0.8cm" svg:x="2.6cm" svg:y="15.9cm">
          <text:p text:style-name="P1"><text:span text:style-name="T2">!n_Tx &amp;&amp;</text:span><text:span text:style-name="T2"><text:line-break/></text:span><text:span text:style-name="T2">!n_Rx</text:span></text:p>
        </draw:rect>
        <draw:connector draw:style-name="gr7" draw:text-style-name="P3" draw:layer="layout" svg:x1="5.4cm" svg:y1="15.6cm" svg:x2="5.4cm" svg:y2="17.5cm" draw:start-shape="id33" draw:start-glue-point="6" draw:end-shape="id35" svg:d="m5400 15600v1900">
          <text:p/>
        </draw:connector>
        <draw:rect draw:style-name="gr5" draw:text-style-name="P6" draw:layer="layout" svg:width="1.7cm" svg:height="0.8cm" svg:x="4.6cm" svg:y="15.8cm">
          <text:p text:style-name="P1"><text:span text:style-name="T2">n_Tx &amp;&amp;</text:span><text:span text:style-name="T2"><text:line-break/></text:span><text:span text:style-name="T2">n_Rx</text:span></text:p>
        </draw:rect>
        <draw:connector draw:style-name="gr7" draw:text-style-name="P3" draw:layer="layout" svg:x1="6.4cm" svg:y1="14.85cm" svg:x2="7.55cm" svg:y2="17.5cm" draw:start-shape="id33" draw:start-glue-point="7" draw:end-shape="id36" draw:end-glue-point="0" svg:d="m6400 14850h1150v2650">
          <text:p/>
        </draw:connector>
        <draw:rect draw:style-name="gr5" draw:text-style-name="P6" draw:layer="layout" svg:width="1.7cm" svg:height="0.8cm" svg:x="6.9cm" svg:y="15.8cm">
          <text:p text:style-name="P1"><text:span text:style-name="T2">!n_Tx &amp;&amp;</text:span><text:span text:style-name="T2"><text:line-break/></text:span><text:span text:style-name="T2">n_Rx</text:span></text:p>
        </draw:rect>
        <draw:connector draw:style-name="gr7" draw:text-style-name="P3" draw:layer="layout" svg:x1="6.4cm" svg:y1="14.85cm" svg:x2="9.65cm" svg:y2="17.5cm" draw:start-shape="id33" draw:start-glue-point="7" draw:end-shape="id37" draw:end-glue-point="0" svg:d="m6400 14850h3250v2650">
          <text:p/>
        </draw:connector>
        <draw:rect draw:style-name="gr5" draw:text-style-name="P6" draw:layer="layout" svg:width="1.7cm" svg:height="0.8cm" svg:x="8.8cm" svg:y="15.8cm">
          <text:p text:style-name="P1"><text:span text:style-name="T2">n_Tx &amp;&amp;</text:span><text:span text:style-name="T2"><text:line-break/></text:span><text:span text:style-name="T2">!n_Rx</text:span></text:p>
        </draw:rect>
        <draw:rect draw:style-name="gr3" draw:text-style-name="P2" xml:id="id39" draw:id="id39" draw:layer="layout" svg:width="1.3cm" svg:height="0.5cm" svg:x="19cm" svg:y="17.5cm">
          <text:p text:style-name="P1"><text:span text:style-name="T1">end</text:span></text:p>
        </draw:rect>
        <draw:custom-shape draw:style-name="gr6" draw:text-style-name="P5" xml:id="id38" draw:id="id38" draw:layer="layout" svg:width="2cm" svg:height="1.5cm" svg:x="20.9cm" svg:y="14.1cm">
          <text:p text:style-name="P3"><text:span text:style-name="T2">n_Tx ? </text:span><text:span text:style-name="T2"><text:line-break/></text:span><text:span text:style-name="T2">n_Rx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xml:id="id40" draw:id="id40" draw:layer="layout" svg:width="1.8cm" svg:height="1cm" svg:x="21cm" svg:y="17.5cm">
          <text:p text:style-name="P1"><text:span text:style-name="T1">Data</text:span><text:span text:style-name="T1"><text:line-break/></text:span><text:span text:style-name="T1">Rx &amp; Tx</text:span></text:p>
        </draw:rect>
        <draw:connector draw:style-name="gr7" draw:text-style-name="P3" draw:layer="layout" svg:x1="24.699cm" svg:y1="12.8cm" svg:x2="21.9cm" svg:y2="14.1cm" draw:start-shape="id13" draw:start-glue-point="2" draw:end-shape="id38" draw:end-glue-point="4" svg:d="m24699 12800v650h-2799v650">
          <text:p/>
        </draw:connector>
        <draw:connector draw:style-name="gr7" draw:text-style-name="P3" draw:layer="layout" svg:x1="20.9cm" svg:y1="14.85cm" svg:x2="19.65cm" svg:y2="17.5cm" draw:start-shape="id38" draw:start-glue-point="5" draw:end-shape="id39" draw:end-glue-point="0" svg:d="m20900 14850h-1250v2650">
          <text:p/>
        </draw:connector>
        <draw:rect draw:style-name="gr3" draw:text-style-name="P2" xml:id="id41" draw:id="id41" draw:layer="layout" svg:width="1.7cm" svg:height="1cm" svg:x="23.2cm" svg:y="17.5cm">
          <text:p text:style-name="P1"><text:span text:style-name="T1">Data</text:span><text:span text:style-name="T1"><text:line-break/></text:span><text:span text:style-name="T1">Rx_only</text:span></text:p>
        </draw:rect>
        <draw:rect draw:style-name="gr3" draw:text-style-name="P2" xml:id="id42" draw:id="id42" draw:layer="layout" svg:width="1.7cm" svg:height="1cm" svg:x="25.3cm" svg:y="17.5cm">
          <text:p text:style-name="P1"><text:span text:style-name="T1">Data</text:span><text:span text:style-name="T1"><text:line-break/></text:span><text:span text:style-name="T1">Tx_only</text:span></text:p>
        </draw:rect>
        <draw:rect draw:style-name="gr5" draw:text-style-name="P6" draw:layer="layout" svg:width="1.7cm" svg:height="0.8cm" svg:x="19.1cm" svg:y="15.9cm">
          <text:p text:style-name="P1"><text:span text:style-name="T2">!n_Tx &amp;&amp;</text:span><text:span text:style-name="T2"><text:line-break/></text:span><text:span text:style-name="T2">!n_Rx</text:span></text:p>
        </draw:rect>
        <draw:connector draw:style-name="gr7" draw:text-style-name="P3" draw:layer="layout" svg:x1="21.9cm" svg:y1="15.6cm" svg:x2="21.9cm" svg:y2="17.5cm" draw:start-shape="id38" draw:start-glue-point="6" draw:end-shape="id40" svg:d="m21900 15600v1900">
          <text:p/>
        </draw:connector>
        <draw:rect draw:style-name="gr5" draw:text-style-name="P6" draw:layer="layout" svg:width="1.7cm" svg:height="0.8cm" svg:x="21.1cm" svg:y="15.8cm">
          <text:p text:style-name="P1"><text:span text:style-name="T2">n_Tx &amp;&amp;</text:span><text:span text:style-name="T2"><text:line-break/></text:span><text:span text:style-name="T2">n_Rx</text:span></text:p>
        </draw:rect>
        <draw:connector draw:style-name="gr7" draw:text-style-name="P3" draw:layer="layout" svg:x1="22.9cm" svg:y1="14.85cm" svg:x2="24.05cm" svg:y2="17.5cm" draw:start-shape="id38" draw:start-glue-point="7" draw:end-shape="id41" draw:end-glue-point="0" svg:d="m22900 14850h1150v2650">
          <text:p/>
        </draw:connector>
        <draw:rect draw:style-name="gr5" draw:text-style-name="P6" draw:layer="layout" svg:width="1.7cm" svg:height="0.8cm" svg:x="23.4cm" svg:y="15.8cm">
          <text:p text:style-name="P1"><text:span text:style-name="T2">!n_Tx &amp;&amp;</text:span><text:span text:style-name="T2"><text:line-break/></text:span><text:span text:style-name="T2">n_Rx</text:span></text:p>
        </draw:rect>
        <draw:connector draw:style-name="gr7" draw:text-style-name="P3" draw:layer="layout" svg:x1="22.9cm" svg:y1="14.85cm" svg:x2="26.15cm" svg:y2="17.5cm" draw:start-shape="id38" draw:start-glue-point="7" draw:end-shape="id42" draw:end-glue-point="0" svg:d="m22900 14850h3250v2650">
          <text:p/>
        </draw:connector>
        <draw:rect draw:style-name="gr5" draw:text-style-name="P6" draw:layer="layout" svg:width="1.7cm" svg:height="0.8cm" svg:x="25.3cm" svg:y="15.8cm">
          <text:p text:style-name="P1"><text:span text:style-name="T2">n_Tx &amp;&amp;</text:span><text:span text:style-name="T2"><text:line-break/></text:span><text:span text:style-name="T2">!n_Rx</text:span></text:p>
        </draw:rect>
        <draw:rect draw:style-name="gr3" draw:text-style-name="P2" xml:id="id15" draw:id="id15" draw:layer="layout" svg:width="3.401cm" svg:height="1.201cm" svg:x="3.999cm" svg:y="10.799cm">
          <text:p text:style-name="P1"><text:span text:style-name="T1">ComDone</text:span></text:p>
          <text:p text:style-name="P1"><text:span text:style-name="T1">Store Man_Rx</text:span></text:p>
        </draw:rect>
        <draw:connector draw:style-name="gr4" draw:text-style-name="P3" draw:layer="layout" draw:type="line" svg:x1="5.699cm" svg:y1="12cm" svg:x2="5.4cm" svg:y2="12.7cm" draw:start-shape="id15" draw:end-shape="id32" draw:end-glue-point="0" svg:d="m5699 12000-299 700">
          <text:p/>
        </draw:connector>
      </draw:page>
      <draw:page draw:name="page2" draw:style-name="dp1" draw:master-page-name="Default">
        <draw:rect draw:style-name="gr1" draw:text-style-name="P2" draw:layer="layout" svg:width="11.4cm" svg:height="14cm" svg:x="2.2cm" svg:y="3cm">
          <text:p text:style-name="P1"><text:span text:style-name="T1">Master</text:span></text:p>
        </draw:rect>
        <draw:rect draw:style-name="gr1" draw:text-style-name="P2" draw:layer="layout" svg:width="11.5cm" svg:height="14cm" svg:x="16.5cm" svg:y="3cm">
          <text:p text:style-name="P1"><text:span text:style-name="T1"><text:s text:c="16"/></text:span><text:span text:style-name="T1">Slave</text:span></text:p>
        </draw:rect>
        <draw:rect draw:style-name="gr2" draw:text-style-name="P2" draw:layer="layout" svg:width="6.9cm" svg:height="14cm" svg:x="11.5cm" svg:y="3cm">
          <text:p text:style-name="P1"><text:span text:style-name="T1"><text:s text:c="21"/></text:span><text:span text:style-name="T1">I2C</text:span></text:p>
        </draw:rect>
        <draw:rect draw:style-name="gr3" draw:text-style-name="P2" xml:id="id44" draw:id="id44" draw:layer="layout" svg:width="3.3cm" svg:height="1.7cm" svg:x="4cm" svg:y="5cm">
          <text:p text:style-name="P1"><text:span text:style-name="T1">Data</text:span></text:p>
          <text:p text:style-name="P1"><text:span text:style-name="T1">(n_Tx,max_Rx)</text:span></text:p>
          <text:p text:style-name="P1"><text:span text:style-name="T1">Load MaTxData</text:span></text:p>
        </draw:rect>
        <draw:rect draw:style-name="gr3" draw:text-style-name="P2" xml:id="id45" draw:id="id45" draw:layer="layout" svg:width="2cm" svg:height="0.5cm" svg:x="9cm" svg:y="5cm">
          <text:p text:style-name="P1"><text:span text:style-name="T1">TxBuf</text:span></text:p>
        </draw:rect>
        <draw:rect draw:style-name="gr3" draw:text-style-name="P2" xml:id="id48" draw:id="id48" draw:layer="layout" svg:width="2cm" svg:height="0.5cm" svg:x="9cm" svg:y="9.901cm">
          <text:p text:style-name="P1"><text:span text:style-name="T1">RxBuf</text:span></text:p>
        </draw:rect>
        <draw:rect draw:style-name="gr3" draw:text-style-name="P2" xml:id="id54" draw:id="id54" draw:layer="layout" svg:width="2cm" svg:height="0.5cm" svg:x="9cm" svg:y="13.499cm">
          <text:p text:style-name="P1"><text:span text:style-name="T1">Done</text:span></text:p>
        </draw:rect>
        <draw:rect draw:style-name="gr3" draw:text-style-name="P2" xml:id="id52" draw:id="id52" draw:layer="layout" svg:width="2cm" svg:height="0.5cm" svg:x="19cm" svg:y="5cm">
          <text:p text:style-name="P1"><text:span text:style-name="T1">AM</text:span></text:p>
        </draw:rect>
        <draw:rect draw:style-name="gr3" draw:text-style-name="P2" xml:id="id58" draw:id="id58" draw:layer="layout" svg:width="2cm" svg:height="0.5cm" svg:x="19cm" svg:y="8.6cm">
          <text:p text:style-name="P1"><text:span text:style-name="T1">RxBuf</text:span></text:p>
        </draw:rect>
        <draw:rect draw:style-name="gr3" draw:text-style-name="P2" xml:id="id50" draw:id="id50" draw:layer="layout" svg:width="2cm" svg:height="0.5cm" svg:x="19cm" svg:y="9.901cm">
          <text:p text:style-name="P1"><text:span text:style-name="T1">AM</text:span></text:p>
        </draw:rect>
        <draw:rect draw:style-name="gr3" draw:text-style-name="P2" xml:id="id64" draw:id="id64" draw:layer="layout" svg:width="2cm" svg:height="0.5cm" svg:x="19cm" svg:y="11cm">
          <text:p text:style-name="P1"><text:span text:style-name="T1">TxBuf</text:span></text:p>
        </draw:rect>
        <draw:rect draw:style-name="gr3" draw:text-style-name="P2" xml:id="id72" draw:id="id72" draw:layer="layout" svg:width="2.3cm" svg:height="0.5cm" svg:x="19cm" svg:y="13.6cm">
          <text:p text:style-name="P1"><text:span text:style-name="T1">Done</text:span></text:p>
        </draw:rect>
        <draw:rect draw:style-name="gr3" draw:text-style-name="P2" xml:id="id55" draw:id="id55" draw:layer="layout" svg:width="2.4cm" svg:height="0.5cm" svg:x="4.2cm" svg:y="14cm">
          <text:p text:style-name="P1"><text:span text:style-name="T1">ComDone</text:span></text:p>
        </draw:rect>
        <draw:rect draw:style-name="gr3" draw:text-style-name="P2" xml:id="id43" draw:id="id43" draw:layer="layout" svg:width="2.9cm" svg:height="0.7cm" svg:x="2.6cm" svg:y="3.7cm">
          <text:p text:style-name="P1"><text:span text:style-name="T1">Data Rx &amp; Tx</text:span></text:p>
        </draw:rect>
        <draw:rect draw:style-name="gr3" draw:text-style-name="P2" draw:layer="layout" svg:width="2.5cm" svg:height="0.5cm" svg:x="23cm" svg:y="9.901cm">
          <text:p text:style-name="P1"><text:span text:style-name="T1">ComStartTx</text:span></text:p>
        </draw:rect>
        <draw:rect draw:style-name="gr3" draw:text-style-name="P2" xml:id="id53" draw:id="id53" draw:layer="layout" svg:width="3.7cm" svg:height="1.9cm" svg:x="23cm" svg:y="5cm">
          <text:p text:style-name="P1"><text:span text:style-name="T1">Sync:</text:span></text:p>
          <text:p text:style-name="P1"><text:span text:style-name="T1">ComStartRx</text:span></text:p>
          <text:p text:style-name="P1"><text:span text:style-name="T1">(Sln_Tx,max_Rx)</text:span></text:p>
          <text:p text:style-name="P1"><text:span text:style-name="T1">Load SlRxData</text:span></text:p>
        </draw:rect>
        <draw:rect draw:style-name="gr3" draw:text-style-name="P2" xml:id="id51" draw:id="id51" draw:layer="layout" svg:width="2.5cm" svg:height="0.5cm" svg:x="22.999cm" svg:y="9.9cm">
          <text:p text:style-name="P1"><text:span text:style-name="T1">ComStartTx</text:span></text:p>
        </draw:rect>
        <draw:connector draw:style-name="gr4" draw:text-style-name="P3" draw:layer="layout" draw:type="line" svg:x1="4.05cm" svg:y1="4.4cm" svg:x2="5.65cm" svg:y2="5cm" draw:start-shape="id43" draw:start-glue-point="2" draw:end-shape="id44" draw:end-glue-point="0" svg:d="m4050 4400 1600 600">
          <text:p/>
        </draw:connector>
        <draw:connector draw:style-name="gr4" draw:text-style-name="P3" draw:layer="layout" draw:type="line" svg:x1="7.3cm" svg:y1="5.85cm" svg:x2="9cm" svg:y2="5.25cm" draw:start-shape="id44" draw:start-glue-point="1" draw:end-shape="id45" draw:end-glue-point="3" svg:d="m7300 5850 1700-600">
          <text:p/>
        </draw:connector>
        <draw:connector draw:style-name="gr4" draw:text-style-name="P4" draw:layer="layout" draw:type="line" svg:x1="13.1cm" svg:y1="5.25cm" svg:x2="16.8cm" svg:y2="5.25cm" draw:start-shape="id46" draw:start-glue-point="1" draw:end-shape="id47" draw:end-glue-point="3" svg:d="m13100 5250h3700">
          <text:p/>
        </draw:connector>
        <draw:connector draw:style-name="gr4" draw:text-style-name="P3" draw:layer="layout" draw:type="line" svg:x1="11cm" svg:y1="10.151cm" svg:x2="11.9cm" svg:y2="10.151cm" draw:start-shape="id48" draw:start-glue-point="1" draw:end-shape="id49" draw:end-glue-point="3" svg:d="m11000 10151h900">
          <text:p/>
        </draw:connector>
        <draw:connector draw:style-name="gr4" draw:text-style-name="P3" draw:layer="layout" draw:type="line" svg:x1="21cm" svg:y1="10.151cm" svg:x2="22.999cm" svg:y2="10.15cm" draw:start-shape="id50" draw:start-glue-point="1" draw:end-shape="id51" draw:end-glue-point="3" svg:d="m21000 10151 1999-1">
          <text:p/>
        </draw:connector>
        <draw:connector draw:style-name="gr4" draw:text-style-name="P3" draw:layer="layout" draw:type="line" svg:x1="21cm" svg:y1="5.25cm" svg:x2="23cm" svg:y2="5.95cm" draw:start-shape="id52" draw:start-glue-point="1" draw:end-shape="id53" draw:end-glue-point="3" svg:d="m21000 5250 2000 700">
          <text:p/>
        </draw:connector>
        <draw:connector draw:style-name="gr4" draw:text-style-name="P3" draw:layer="layout" draw:type="line" svg:x1="9cm" svg:y1="13.749cm" svg:x2="6.6cm" svg:y2="14.25cm" draw:start-shape="id54" draw:start-glue-point="3" draw:end-shape="id55" draw:end-glue-point="1" svg:d="m9000 13749-2400 501">
          <text:p/>
        </draw:connector>
        <draw:rect draw:style-name="gr3" draw:text-style-name="P2" xml:id="id56" draw:id="id56" draw:layer="layout" svg:width="1.1cm" svg:height="0.5cm" svg:x="11.9cm" svg:y="5.9cm">
          <text:p text:style-name="P1"><text:span text:style-name="T1">wt_s</text:span></text:p>
        </draw:rect>
        <draw:rect draw:style-name="gr5" draw:text-style-name="P2" draw:layer="layout" svg:width="2cm" svg:height="0.5cm" svg:x="13.6cm" svg:y="4.7cm">
          <text:p text:style-name="P1"><text:span text:style-name="T1">Start+ Adr+W</text:span></text:p>
        </draw:rect>
        <draw:connector draw:style-name="gr4" draw:text-style-name="P4" draw:layer="layout" draw:type="line" svg:x1="16.8cm" svg:y1="5.25cm" svg:x2="13cm" svg:y2="6.15cm" draw:start-shape="id47" draw:start-glue-point="3" draw:end-shape="id56" draw:end-glue-point="1" svg:d="m16800 5250-3800 900">
          <text:p/>
        </draw:connector>
        <draw:rect draw:style-name="gr5" draw:text-style-name="P2" draw:layer="layout" svg:width="2cm" svg:height="0.5cm" svg:x="13.8cm" svg:y="10.4cm">
          <text:p text:style-name="P1"><text:span text:style-name="T1">Start stretch</text:span></text:p>
        </draw:rect>
        <draw:rect draw:style-name="gr5" draw:text-style-name="P2" draw:layer="layout" svg:width="2cm" svg:height="0.5cm" svg:x="14.1cm" svg:y="8.1cm">
          <text:p text:style-name="P1"><text:span text:style-name="T1">data</text:span></text:p>
        </draw:rect>
        <draw:rect draw:style-name="gr3" draw:text-style-name="P2" xml:id="id46" draw:id="id46" draw:layer="layout" svg:width="1.2cm" svg:height="0.5cm" svg:x="11.9cm" svg:y="5cm">
          <text:p text:style-name="P1"><text:span text:style-name="T1">adr</text:span></text:p>
        </draw:rect>
        <draw:connector draw:style-name="gr4" draw:text-style-name="P4" draw:layer="layout" draw:type="line" svg:x1="11cm" svg:y1="5.25cm" svg:x2="11.9cm" svg:y2="5.25cm" draw:start-shape="id45" draw:start-glue-point="1" draw:end-shape="id46" draw:end-glue-point="3" svg:d="m11000 5250h900">
          <text:p/>
        </draw:connector>
        <draw:rect draw:style-name="gr3" draw:text-style-name="P2" xml:id="id47" draw:id="id47" draw:layer="layout" svg:width="1.2cm" svg:height="0.5cm" svg:x="16.8cm" svg:y="5cm">
          <text:p text:style-name="P1"><text:span text:style-name="T1">adr</text:span></text:p>
        </draw:rect>
        <draw:rect draw:style-name="gr3" draw:text-style-name="P2" xml:id="id57" draw:id="id57" draw:layer="layout" svg:width="1.3cm" svg:height="0.5cm" svg:x="16.8cm" svg:y="8.091cm">
          <text:p text:style-name="P1"><text:span text:style-name="T1">D_Rx</text:span></text:p>
        </draw:rect>
        <draw:connector draw:style-name="gr4" draw:text-style-name="P4" draw:layer="layout" draw:type="line" svg:x1="18.1cm" svg:y1="8.341cm" svg:x2="19cm" svg:y2="8.85cm" draw:start-shape="id57" draw:start-glue-point="1" draw:end-shape="id58" draw:end-glue-point="3" svg:d="m18100 8341 900 509">
          <text:p/>
        </draw:connector>
        <draw:connector draw:style-name="gr4" draw:text-style-name="P4" draw:layer="layout" draw:type="line" svg:x1="18cm" svg:y1="5.25cm" svg:x2="19cm" svg:y2="5.25cm" draw:start-shape="id47" draw:start-glue-point="1" draw:end-shape="id52" draw:end-glue-point="3" svg:d="m18000 5250h1000">
          <text:p/>
        </draw:connector>
        <draw:rect draw:style-name="gr3" draw:text-style-name="P2" xml:id="id60" draw:id="id60" draw:layer="layout" svg:width="1.1cm" svg:height="0.5cm" svg:x="11.868cm" svg:y="10.769cm">
          <text:p text:style-name="P1"><text:span text:style-name="T1">wt_s</text:span></text:p>
        </draw:rect>
        <draw:rect draw:style-name="gr3" draw:text-style-name="P2" xml:id="id49" draw:id="id49" draw:layer="layout" svg:width="1.2cm" svg:height="0.5cm" svg:x="11.9cm" svg:y="9.901cm">
          <text:p text:style-name="P1"><text:span text:style-name="T1">adr</text:span></text:p>
        </draw:rect>
        <draw:rect draw:style-name="gr3" draw:text-style-name="P2" xml:id="id63" draw:id="id63" draw:layer="layout" svg:width="1.2cm" svg:height="0.5cm" svg:x="16.8cm" svg:y="9.901cm">
          <text:p text:style-name="P1"><text:span text:style-name="T1">adr</text:span></text:p>
        </draw:rect>
        <draw:rect draw:style-name="gr3" draw:text-style-name="P2" xml:id="id61" draw:id="id61" draw:layer="layout" svg:width="1.2cm" svg:height="0.5cm" svg:x="16.8cm" svg:y="11.9cm">
          <text:p text:style-name="P1"><text:span text:style-name="T1">D_Tx</text:span></text:p>
        </draw:rect>
        <draw:connector draw:style-name="gr4" draw:text-style-name="P4" draw:layer="layout" draw:type="line" svg:x1="13.1cm" svg:y1="10.151cm" svg:x2="16.8cm" svg:y2="10.151cm" draw:start-shape="id49" draw:start-glue-point="1" draw:end-shape="id59" draw:end-glue-point="2" svg:d="m13100 10151h3700">
          <text:p/>
        </draw:connector>
        <draw:connector draw:style-name="gr4" draw:text-style-name="P4" xml:id="id59" draw:id="id59" draw:layer="layout" draw:type="line" svg:x1="16.8cm" svg:y1="10.151cm" svg:x2="12.968cm" svg:y2="11.019cm" draw:end-shape="id60" draw:end-glue-point="1" svg:d="m16800 10151-3832 868">
          <text:p/>
        </draw:connector>
        <draw:connector draw:style-name="gr4" draw:text-style-name="P4" draw:layer="layout" draw:type="line" svg:x1="16.8cm" svg:y1="12.15cm" svg:x2="13.1cm" svg:y2="12.85cm" draw:start-shape="id61" draw:start-glue-point="3" draw:end-shape="id62" draw:end-glue-point="1" svg:d="m16800 12150-3700 700">
          <text:p/>
        </draw:connector>
        <draw:rect draw:style-name="gr5" draw:text-style-name="P2" draw:layer="layout" svg:width="2cm" svg:height="0.5cm" svg:x="14.1cm" svg:y="12.5cm">
          <text:p text:style-name="P1"><text:span text:style-name="T1">data</text:span></text:p>
        </draw:rect>
        <draw:connector draw:style-name="gr4" draw:text-style-name="P4" draw:layer="layout" draw:type="line" svg:x1="18cm" svg:y1="10.151cm" svg:x2="19cm" svg:y2="10.151cm" draw:start-shape="id63" draw:start-glue-point="1" draw:end-shape="id50" draw:end-glue-point="3" svg:d="m18000 10151h1000">
          <text:p/>
        </draw:connector>
        <draw:rect draw:style-name="gr3" draw:text-style-name="P2" xml:id="id62" draw:id="id62" draw:layer="layout" svg:width="1.2cm" svg:height="0.5cm" svg:x="11.9cm" svg:y="12.6cm">
          <text:p text:style-name="P1"><text:span text:style-name="T1">D_Rx</text:span></text:p>
        </draw:rect>
        <draw:connector draw:style-name="gr4" draw:text-style-name="P3" draw:layer="layout" draw:type="line" svg:x1="19cm" svg:y1="11.25cm" svg:x2="18cm" svg:y2="12.15cm" draw:start-shape="id64" draw:start-glue-point="3" draw:end-shape="id61" draw:end-glue-point="1" svg:d="m19000 11250-1000 900">
          <text:p/>
        </draw:connector>
        <draw:rect draw:style-name="gr3" draw:text-style-name="P2" xml:id="id65" draw:id="id65" draw:layer="layout" svg:width="1.2cm" svg:height="0.5cm" svg:x="11.9cm" svg:y="7.7cm">
          <text:p text:style-name="P1"><text:span text:style-name="T1">D_Tx</text:span></text:p>
        </draw:rect>
        <draw:connector draw:style-name="gr4" draw:text-style-name="P4" draw:layer="layout" draw:type="line" svg:x1="13.1cm" svg:y1="7.95cm" svg:x2="16.8cm" svg:y2="8.341cm" draw:start-shape="id65" draw:start-glue-point="1" draw:end-shape="id57" draw:end-glue-point="3" svg:d="m13100 7950 3700 391">
          <text:p/>
        </draw:connector>
        <draw:connector draw:style-name="gr4" draw:text-style-name="P4" draw:layer="layout" draw:type="line" svg:x1="11cm" svg:y1="5.25cm" svg:x2="11.9cm" svg:y2="7.95cm" draw:end-shape="id65" draw:end-glue-point="3" svg:d="m11000 5250 900 2700">
          <text:p/>
        </draw:connector>
        <draw:connector draw:style-name="gr4" draw:text-style-name="P4" draw:layer="layout" draw:type="line" svg:x1="13cm" svg:y1="13.749cm" svg:x2="16.8cm" svg:y2="13.804cm" draw:start-shape="id66" draw:start-glue-point="1" draw:end-shape="id67" draw:end-glue-point="3" svg:d="m13000 13749 3800 55">
          <text:p/>
        </draw:connector>
        <draw:rect draw:style-name="gr3" draw:text-style-name="P2" draw:layer="layout" svg:width="1.7cm" svg:height="0.5cm" svg:x="11.632cm" svg:y="8.741cm">
          <text:p text:style-name="P1"><text:span text:style-name="T1">ReStart</text:span></text:p>
        </draw:rect>
        <draw:rect draw:style-name="gr3" draw:text-style-name="P2" xml:id="id66" draw:id="id66" draw:layer="layout" svg:width="1.1cm" svg:height="0.5cm" svg:x="11.9cm" svg:y="13.499cm">
          <text:p text:style-name="P1"><text:span text:style-name="T1">End</text:span></text:p>
        </draw:rect>
        <draw:connector draw:style-name="gr4" draw:text-style-name="P4" draw:layer="layout" draw:type="line" svg:x1="11.9cm" svg:y1="13.749cm" svg:x2="11cm" svg:y2="13.749cm" draw:start-shape="id66" draw:start-glue-point="3" draw:end-shape="id54" draw:end-glue-point="1" svg:d="m11900 13749h-900">
          <text:p/>
        </draw:connector>
        <draw:rect draw:style-name="gr5" draw:text-style-name="P2" draw:layer="layout" svg:width="2cm" svg:height="0.5cm" svg:x="13.8cm" svg:y="13.299cm">
          <text:p text:style-name="P1"><text:span text:style-name="T1">Stop + Nack</text:span></text:p>
        </draw:rect>
        <draw:rect draw:style-name="gr5" draw:text-style-name="P2" draw:layer="layout" svg:width="2cm" svg:height="0.5cm" svg:x="13.6cm" svg:y="9.7cm">
          <text:p text:style-name="P1"><text:span text:style-name="T1">Start+ Adr+R</text:span></text:p>
        </draw:rect>
        <draw:rect draw:style-name="gr3" draw:text-style-name="P2" xml:id="id68" draw:id="id68" draw:layer="layout" svg:width="1.2cm" svg:height="0.5cm" svg:x="16.764cm" svg:y="5.9cm">
          <text:p text:style-name="P1"><text:span text:style-name="T1">ready</text:span></text:p>
        </draw:rect>
        <draw:connector draw:style-name="gr4" draw:text-style-name="P3" draw:layer="layout" draw:type="line" svg:x1="23cm" svg:y1="5.95cm" svg:x2="17.964cm" svg:y2="6.15cm" draw:start-shape="id53" draw:start-glue-point="3" draw:end-shape="id68" draw:end-glue-point="1" svg:d="m23000 5950-5036 200">
          <text:p/>
        </draw:connector>
        <draw:rect draw:style-name="gr5" draw:text-style-name="P2" draw:layer="layout" svg:width="2cm" svg:height="0.5cm" svg:x="13.8cm" svg:y="11.2cm">
          <text:p text:style-name="P1"><text:span text:style-name="T1">End stretch</text:span></text:p>
        </draw:rect>
        <draw:rect draw:style-name="gr3" draw:text-style-name="P2" xml:id="id69" draw:id="id69" draw:layer="layout" svg:width="1.3cm" svg:height="0.5cm" svg:x="16.8cm" svg:y="11.1cm">
          <text:p text:style-name="P1"><text:span text:style-name="T1">ready</text:span></text:p>
        </draw:rect>
        <draw:connector draw:style-name="gr4" draw:text-style-name="P4" draw:layer="layout" draw:type="line" svg:x1="16.8cm" svg:y1="11.35cm" svg:x2="13cm" svg:y2="11.85cm" draw:start-shape="id69" draw:start-glue-point="3" draw:end-shape="id70" draw:end-glue-point="1" svg:d="m16800 11350-3800 500">
          <text:p/>
        </draw:connector>
        <draw:connector draw:style-name="gr4" draw:text-style-name="P3" draw:layer="layout" draw:type="line" svg:x1="22.999cm" svg:y1="10.15cm" svg:x2="21cm" svg:y2="11.25cm" draw:start-shape="id51" draw:start-glue-point="3" draw:end-shape="id64" draw:end-glue-point="1" svg:d="m22999 10150-1999 1100">
          <text:p/>
        </draw:connector>
        <draw:connector draw:style-name="gr4" draw:text-style-name="P3" draw:layer="layout" draw:type="line" svg:x1="19cm" svg:y1="11.25cm" svg:x2="18.1cm" svg:y2="11.35cm" draw:start-shape="id64" draw:start-glue-point="3" draw:end-shape="id69" draw:end-glue-point="1" svg:d="m19000 11250-900 100">
          <text:p/>
        </draw:connector>
        <draw:rect draw:style-name="gr3" draw:text-style-name="P2" xml:id="id71" draw:id="id71" draw:layer="layout" svg:width="1.1cm" svg:height="0.5cm" svg:x="11.868cm" svg:y="6.856cm">
          <text:p text:style-name="P1"><text:span text:style-name="T1">wt_e</text:span></text:p>
        </draw:rect>
        <draw:connector draw:style-name="gr4" draw:text-style-name="P4" draw:layer="layout" draw:type="line" svg:x1="16.764cm" svg:y1="6.15cm" svg:x2="12.968cm" svg:y2="7.106cm" draw:start-shape="id68" draw:start-glue-point="3" draw:end-shape="id71" draw:end-glue-point="1" svg:d="m16764 6150-3796 956">
          <text:p/>
        </draw:connector>
        <draw:rect draw:style-name="gr5" draw:text-style-name="P2" draw:layer="layout" svg:width="2cm" svg:height="0.5cm" svg:x="13.6cm" svg:y="5.6cm">
          <text:p text:style-name="P1"><text:span text:style-name="T1">Start stretch</text:span></text:p>
        </draw:rect>
        <draw:rect draw:style-name="gr5" draw:text-style-name="P2" draw:layer="layout" svg:width="2cm" svg:height="0.5cm" svg:x="13.6cm" svg:y="6.4cm">
          <text:p text:style-name="P1"><text:span text:style-name="T1">End stretch</text:span></text:p>
        </draw:rect>
        <draw:rect draw:style-name="gr3" draw:text-style-name="P2" xml:id="id70" draw:id="id70" draw:layer="layout" svg:width="1.1cm" svg:height="0.5cm" svg:x="11.9cm" svg:y="11.6cm">
          <text:p text:style-name="P1"><text:span text:style-name="T1">wt_e</text:span></text:p>
        </draw:rect>
        <draw:rect draw:style-name="gr3" draw:text-style-name="P2" xml:id="id67" draw:id="id67" draw:layer="layout" svg:width="1.2cm" svg:height="0.5cm" svg:x="16.8cm" svg:y="13.554cm">
          <text:p text:style-name="P1"><text:span text:style-name="T1">End</text:span></text:p>
        </draw:rect>
        <draw:connector draw:style-name="gr4" draw:text-style-name="P4" draw:layer="layout" draw:type="line" svg:x1="18cm" svg:y1="13.804cm" svg:x2="19cm" svg:y2="13.85cm" draw:start-shape="id67" draw:start-glue-point="1" draw:end-shape="id72" draw:end-glue-point="3" svg:d="m18000 13804 1000 46">
          <text:p/>
        </draw:connector>
        <draw:connector draw:style-name="gr4" draw:text-style-name="P3" draw:layer="layout" draw:type="line" svg:x1="18cm" svg:y1="13.804cm" svg:x2="18cm" svg:y2="13.804cm" draw:start-shape="id67" draw:start-glue-point="1" draw:end-shape="id67" draw:end-glue-point="1" svg:d="">
          <text:p/>
        </draw:connector>
        <draw:connector draw:style-name="gr7" draw:text-style-name="P3" draw:layer="layout" svg:x1="5.4cm" svg:y1="14.5cm" svg:x2="5.4cm" svg:y2="15.5cm" draw:start-shape="id55" draw:end-shape="id73" draw:end-glue-point="0" svg:d="m5400 14500v1000">
          <text:p/>
        </draw:connector>
        <draw:rect draw:style-name="gr3" draw:text-style-name="P2" xml:id="id73" draw:id="id73" draw:layer="layout" svg:width="1.4cm" svg:height="0.5cm" svg:x="4.7cm" svg:y="15.5cm">
          <text:p text:style-name="P1"><text:span text:style-name="T1">ack</text:span></text:p>
        </draw:rect>
        <draw:connector draw:style-name="gr7" draw:text-style-name="P3" draw:layer="layout" svg:x1="20.15cm" svg:y1="14.1cm" svg:x2="20.1cm" svg:y2="15.5cm" draw:end-shape="id74" draw:end-glue-point="0" svg:d="m20150 14100v450h-50v950">
          <text:p/>
        </draw:connector>
        <draw:rect draw:style-name="gr3" draw:text-style-name="P2" xml:id="id74" draw:id="id74" draw:layer="layout" svg:width="1.4cm" svg:height="0.5cm" svg:x="19.4cm" svg:y="15.5cm">
          <text:p text:style-name="P1"><text:span text:style-name="T1">ack</text:span></text:p>
        </draw:rect>
      </draw:page>
      <draw:page draw:name="page3" draw:style-name="dp1" draw:master-page-name="Default">
        <draw:rect draw:style-name="gr1" draw:text-style-name="P2" draw:layer="layout" svg:width="11.4cm" svg:height="10cm" svg:x="2.2cm" svg:y="3cm">
          <text:p text:style-name="P1"><text:span text:style-name="T1">Master</text:span></text:p>
        </draw:rect>
        <draw:rect draw:style-name="gr1" draw:text-style-name="P2" draw:layer="layout" svg:width="11.5cm" svg:height="10cm" svg:x="16.5cm" svg:y="3cm">
          <text:p text:style-name="P1"><text:span text:style-name="T1"><text:s text:c="16"/></text:span><text:span text:style-name="T1">Slave</text:span></text:p>
        </draw:rect>
        <draw:rect draw:style-name="gr2" draw:text-style-name="P2" draw:layer="layout" svg:width="6.9cm" svg:height="10cm" svg:x="11.5cm" svg:y="3cm">
          <text:p text:style-name="P1"><text:span text:style-name="T1"><text:s text:c="21"/></text:span><text:span text:style-name="T1">I2C</text:span></text:p>
        </draw:rect>
        <draw:rect draw:style-name="gr3" draw:text-style-name="P2" xml:id="id76" draw:id="id76" draw:layer="layout" svg:width="3.3cm" svg:height="1.7cm" svg:x="4cm" svg:y="5cm">
          <text:p text:style-name="P1"><text:span text:style-name="T1">Data</text:span></text:p>
          <text:p text:style-name="P1"><text:span text:style-name="T1">(n_Tx,max_Rx)</text:span></text:p>
          <text:p text:style-name="P1"><text:span text:style-name="T1">Load MaTxData</text:span></text:p>
        </draw:rect>
        <draw:rect draw:style-name="gr3" draw:text-style-name="P2" xml:id="id77" draw:id="id77" draw:layer="layout" svg:width="2cm" svg:height="0.5cm" svg:x="9cm" svg:y="5cm">
          <text:p text:style-name="P1"><text:span text:style-name="T1">TxBuf</text:span></text:p>
        </draw:rect>
        <draw:rect draw:style-name="gr3" draw:text-style-name="P2" xml:id="id82" draw:id="id82" draw:layer="layout" svg:width="2cm" svg:height="0.5cm" svg:x="8.9cm" svg:y="9.499cm">
          <text:p text:style-name="P1"><text:span text:style-name="T1">Done</text:span></text:p>
        </draw:rect>
        <draw:rect draw:style-name="gr3" draw:text-style-name="P2" xml:id="id80" draw:id="id80" draw:layer="layout" svg:width="2cm" svg:height="0.5cm" svg:x="19cm" svg:y="5cm">
          <text:p text:style-name="P1"><text:span text:style-name="T1">AM</text:span></text:p>
        </draw:rect>
        <draw:rect draw:style-name="gr3" draw:text-style-name="P2" xml:id="id86" draw:id="id86" draw:layer="layout" svg:width="2cm" svg:height="0.5cm" svg:x="19cm" svg:y="8.6cm">
          <text:p text:style-name="P1"><text:span text:style-name="T1">RxBuf</text:span></text:p>
        </draw:rect>
        <draw:rect draw:style-name="gr3" draw:text-style-name="P2" xml:id="id92" draw:id="id92" draw:layer="layout" svg:width="2.3cm" svg:height="0.5cm" svg:x="18.9cm" svg:y="9.6cm">
          <text:p text:style-name="P1"><text:span text:style-name="T1">Done</text:span></text:p>
        </draw:rect>
        <draw:rect draw:style-name="gr3" draw:text-style-name="P2" xml:id="id83" draw:id="id83" draw:layer="layout" svg:width="2.4cm" svg:height="0.5cm" svg:x="4.1cm" svg:y="10cm">
          <text:p text:style-name="P1"><text:span text:style-name="T1">ComDone</text:span></text:p>
        </draw:rect>
        <draw:rect draw:style-name="gr3" draw:text-style-name="P2" xml:id="id75" draw:id="id75" draw:layer="layout" svg:width="2.9cm" svg:height="0.7cm" svg:x="2.6cm" svg:y="3.7cm">
          <text:p text:style-name="P1"><text:span text:style-name="T1">Data Tx_only</text:span></text:p>
        </draw:rect>
        <draw:rect draw:style-name="gr3" draw:text-style-name="P2" xml:id="id81" draw:id="id81" draw:layer="layout" svg:width="3.7cm" svg:height="1.9cm" svg:x="23cm" svg:y="5cm">
          <text:p text:style-name="P1"><text:span text:style-name="T1">Sync:</text:span></text:p>
          <text:p text:style-name="P1"><text:span text:style-name="T1">ComStartRx</text:span></text:p>
          <text:p text:style-name="P1"><text:span text:style-name="T1">(Sln_Tx,max_Rx)</text:span></text:p>
          <text:p text:style-name="P1"><text:span text:style-name="T1">Load SlRxData</text:span></text:p>
        </draw:rect>
        <draw:connector draw:style-name="gr4" draw:text-style-name="P3" draw:layer="layout" draw:type="line" svg:x1="4.05cm" svg:y1="4.4cm" svg:x2="5.65cm" svg:y2="5cm" draw:start-shape="id75" draw:start-glue-point="2" draw:end-shape="id76" draw:end-glue-point="0" svg:d="m4050 4400 1600 600">
          <text:p/>
        </draw:connector>
        <draw:connector draw:style-name="gr4" draw:text-style-name="P3" draw:layer="layout" draw:type="line" svg:x1="7.3cm" svg:y1="5.85cm" svg:x2="9cm" svg:y2="5.25cm" draw:start-shape="id76" draw:start-glue-point="1" draw:end-shape="id77" draw:end-glue-point="3" svg:d="m7300 5850 1700-600">
          <text:p/>
        </draw:connector>
        <draw:connector draw:style-name="gr4" draw:text-style-name="P4" draw:layer="layout" draw:type="line" svg:x1="13.1cm" svg:y1="5.25cm" svg:x2="16.8cm" svg:y2="5.25cm" draw:start-shape="id78" draw:start-glue-point="1" draw:end-shape="id79" draw:end-glue-point="3" svg:d="m13100 5250h3700">
          <text:p/>
        </draw:connector>
        <draw:connector draw:style-name="gr4" draw:text-style-name="P3" draw:layer="layout" draw:type="line" svg:x1="21cm" svg:y1="5.25cm" svg:x2="23cm" svg:y2="5.95cm" draw:start-shape="id80" draw:start-glue-point="1" draw:end-shape="id81" draw:end-glue-point="3" svg:d="m21000 5250 2000 700">
          <text:p/>
        </draw:connector>
        <draw:connector draw:style-name="gr4" draw:text-style-name="P3" draw:layer="layout" draw:type="line" svg:x1="8.9cm" svg:y1="9.749cm" svg:x2="6.5cm" svg:y2="10.25cm" draw:start-shape="id82" draw:start-glue-point="3" draw:end-shape="id83" draw:end-glue-point="1" svg:d="m8900 9749-2400 501">
          <text:p/>
        </draw:connector>
        <draw:rect draw:style-name="gr3" draw:text-style-name="P2" xml:id="id84" draw:id="id84" draw:layer="layout" svg:width="1.1cm" svg:height="0.5cm" svg:x="11.9cm" svg:y="5.9cm">
          <text:p text:style-name="P1"><text:span text:style-name="T1">wt_s</text:span></text:p>
        </draw:rect>
        <draw:rect draw:style-name="gr5" draw:text-style-name="P2" draw:layer="layout" svg:width="2cm" svg:height="0.5cm" svg:x="13.6cm" svg:y="4.7cm">
          <text:p text:style-name="P1"><text:span text:style-name="T1">Start+ Adr+W</text:span></text:p>
        </draw:rect>
        <draw:connector draw:style-name="gr4" draw:text-style-name="P4" draw:layer="layout" draw:type="line" svg:x1="16.8cm" svg:y1="5.25cm" svg:x2="13cm" svg:y2="6.15cm" draw:start-shape="id79" draw:start-glue-point="3" draw:end-shape="id84" draw:end-glue-point="1" svg:d="m16800 5250-3800 900">
          <text:p/>
        </draw:connector>
        <draw:rect draw:style-name="gr5" draw:text-style-name="P2" draw:layer="layout" svg:width="2cm" svg:height="0.5cm" svg:x="14.1cm" svg:y="8.1cm">
          <text:p text:style-name="P1"><text:span text:style-name="T1">data</text:span></text:p>
        </draw:rect>
        <draw:rect draw:style-name="gr3" draw:text-style-name="P2" xml:id="id78" draw:id="id78" draw:layer="layout" svg:width="1.2cm" svg:height="0.5cm" svg:x="11.9cm" svg:y="5cm">
          <text:p text:style-name="P1"><text:span text:style-name="T1">adr</text:span></text:p>
        </draw:rect>
        <draw:connector draw:style-name="gr4" draw:text-style-name="P4" draw:layer="layout" draw:type="line" svg:x1="11cm" svg:y1="5.25cm" svg:x2="11.9cm" svg:y2="5.25cm" draw:start-shape="id77" draw:start-glue-point="1" draw:end-shape="id78" draw:end-glue-point="3" svg:d="m11000 5250h900">
          <text:p/>
        </draw:connector>
        <draw:rect draw:style-name="gr3" draw:text-style-name="P2" xml:id="id79" draw:id="id79" draw:layer="layout" svg:width="1.2cm" svg:height="0.5cm" svg:x="16.8cm" svg:y="5cm">
          <text:p text:style-name="P1"><text:span text:style-name="T1">adr</text:span></text:p>
        </draw:rect>
        <draw:rect draw:style-name="gr3" draw:text-style-name="P2" xml:id="id85" draw:id="id85" draw:layer="layout" svg:width="1.3cm" svg:height="0.5cm" svg:x="16.8cm" svg:y="8.091cm">
          <text:p text:style-name="P1"><text:span text:style-name="T1">D_Rx</text:span></text:p>
        </draw:rect>
        <draw:connector draw:style-name="gr4" draw:text-style-name="P4" draw:layer="layout" draw:type="line" svg:x1="18.1cm" svg:y1="8.341cm" svg:x2="19cm" svg:y2="8.85cm" draw:start-shape="id85" draw:start-glue-point="1" draw:end-shape="id86" draw:end-glue-point="3" svg:d="m18100 8341 900 509">
          <text:p/>
        </draw:connector>
        <draw:connector draw:style-name="gr4" draw:text-style-name="P4" draw:layer="layout" draw:type="line" svg:x1="18cm" svg:y1="5.25cm" svg:x2="19cm" svg:y2="5.25cm" draw:start-shape="id79" draw:start-glue-point="1" draw:end-shape="id80" draw:end-glue-point="3" svg:d="m18000 5250h1000">
          <text:p/>
        </draw:connector>
        <draw:rect draw:style-name="gr3" draw:text-style-name="P2" xml:id="id87" draw:id="id87" draw:layer="layout" svg:width="1.2cm" svg:height="0.5cm" svg:x="11.9cm" svg:y="7.7cm">
          <text:p text:style-name="P1"><text:span text:style-name="T1">D_Tx</text:span></text:p>
        </draw:rect>
        <draw:connector draw:style-name="gr4" draw:text-style-name="P4" draw:layer="layout" draw:type="line" svg:x1="13.1cm" svg:y1="7.95cm" svg:x2="16.8cm" svg:y2="8.341cm" draw:start-shape="id87" draw:start-glue-point="1" draw:end-shape="id85" draw:end-glue-point="3" svg:d="m13100 7950 3700 391">
          <text:p/>
        </draw:connector>
        <draw:connector draw:style-name="gr4" draw:text-style-name="P4" draw:layer="layout" draw:type="line" svg:x1="11cm" svg:y1="5.25cm" svg:x2="11.9cm" svg:y2="7.95cm" draw:end-shape="id87" draw:end-glue-point="3" svg:d="m11000 5250 900 2700">
          <text:p/>
        </draw:connector>
        <draw:connector draw:style-name="gr4" draw:text-style-name="P4" draw:layer="layout" draw:type="line" svg:x1="12.9cm" svg:y1="9.749cm" svg:x2="16.7cm" svg:y2="9.804cm" draw:start-shape="id88" draw:start-glue-point="1" draw:end-shape="id89" draw:end-glue-point="3" svg:d="m12900 9749 3800 55">
          <text:p/>
        </draw:connector>
        <draw:rect draw:style-name="gr3" draw:text-style-name="P2" xml:id="id88" draw:id="id88" draw:layer="layout" svg:width="1.1cm" svg:height="0.5cm" svg:x="11.8cm" svg:y="9.499cm">
          <text:p text:style-name="P1"><text:span text:style-name="T1">End</text:span></text:p>
        </draw:rect>
        <draw:connector draw:style-name="gr4" draw:text-style-name="P4" draw:layer="layout" draw:type="line" svg:x1="11.8cm" svg:y1="9.749cm" svg:x2="10.9cm" svg:y2="9.749cm" draw:start-shape="id88" draw:start-glue-point="3" draw:end-shape="id82" draw:end-glue-point="1" svg:d="m11800 9749h-900">
          <text:p/>
        </draw:connector>
        <draw:rect draw:style-name="gr5" draw:text-style-name="P2" draw:layer="layout" svg:width="2cm" svg:height="0.5cm" svg:x="13.7cm" svg:y="9.299cm">
          <text:p text:style-name="P1"><text:span text:style-name="T1">Stop + Nack</text:span></text:p>
        </draw:rect>
        <draw:rect draw:style-name="gr3" draw:text-style-name="P2" xml:id="id90" draw:id="id90" draw:layer="layout" svg:width="1.2cm" svg:height="0.5cm" svg:x="16.764cm" svg:y="5.9cm">
          <text:p text:style-name="P1"><text:span text:style-name="T1">ready</text:span></text:p>
        </draw:rect>
        <draw:connector draw:style-name="gr4" draw:text-style-name="P3" draw:layer="layout" draw:type="line" svg:x1="23cm" svg:y1="5.95cm" svg:x2="17.964cm" svg:y2="6.15cm" draw:start-shape="id81" draw:start-glue-point="3" draw:end-shape="id90" draw:end-glue-point="1" svg:d="m23000 5950-5036 200">
          <text:p/>
        </draw:connector>
        <draw:rect draw:style-name="gr3" draw:text-style-name="P2" xml:id="id91" draw:id="id91" draw:layer="layout" svg:width="1.1cm" svg:height="0.5cm" svg:x="11.868cm" svg:y="6.856cm">
          <text:p text:style-name="P1"><text:span text:style-name="T1">wt_e</text:span></text:p>
        </draw:rect>
        <draw:connector draw:style-name="gr4" draw:text-style-name="P4" draw:layer="layout" draw:type="line" svg:x1="16.764cm" svg:y1="6.15cm" svg:x2="12.968cm" svg:y2="7.106cm" draw:start-shape="id90" draw:start-glue-point="3" draw:end-shape="id91" draw:end-glue-point="1" svg:d="m16764 6150-3796 956">
          <text:p/>
        </draw:connector>
        <draw:rect draw:style-name="gr5" draw:text-style-name="P2" draw:layer="layout" svg:width="2cm" svg:height="0.5cm" svg:x="13.6cm" svg:y="5.6cm">
          <text:p text:style-name="P1"><text:span text:style-name="T1">Start stretch</text:span></text:p>
        </draw:rect>
        <draw:rect draw:style-name="gr5" draw:text-style-name="P2" draw:layer="layout" svg:width="2cm" svg:height="0.5cm" svg:x="13.6cm" svg:y="6.4cm">
          <text:p text:style-name="P1"><text:span text:style-name="T1">End stretch</text:span></text:p>
        </draw:rect>
        <draw:rect draw:style-name="gr3" draw:text-style-name="P2" xml:id="id89" draw:id="id89" draw:layer="layout" svg:width="1.2cm" svg:height="0.5cm" svg:x="16.7cm" svg:y="9.554cm">
          <text:p text:style-name="P1"><text:span text:style-name="T1">End</text:span></text:p>
        </draw:rect>
        <draw:connector draw:style-name="gr4" draw:text-style-name="P4" draw:layer="layout" draw:type="line" svg:x1="17.9cm" svg:y1="9.804cm" svg:x2="18.9cm" svg:y2="9.85cm" draw:start-shape="id89" draw:start-glue-point="1" draw:end-shape="id92" draw:end-glue-point="3" svg:d="m17900 9804 1000 46">
          <text:p/>
        </draw:connector>
        <draw:connector draw:style-name="gr4" draw:text-style-name="P3" draw:layer="layout" draw:type="line" svg:x1="17.9cm" svg:y1="9.804cm" svg:x2="17.9cm" svg:y2="9.804cm" draw:start-shape="id89" draw:start-glue-point="1" draw:end-shape="id89" draw:end-glue-point="1" svg:d="">
          <text:p/>
        </draw:connector>
        <draw:connector draw:style-name="gr7" draw:text-style-name="P3" draw:layer="layout" svg:x1="5.3cm" svg:y1="10.5cm" svg:x2="5.3cm" svg:y2="11.5cm" draw:start-shape="id83" draw:end-shape="id93" draw:end-glue-point="0" svg:d="m5300 10500v1000">
          <text:p/>
        </draw:connector>
        <draw:rect draw:style-name="gr3" draw:text-style-name="P2" xml:id="id93" draw:id="id93" draw:layer="layout" svg:width="1.4cm" svg:height="0.5cm" svg:x="4.6cm" svg:y="11.5cm">
          <text:p text:style-name="P1"><text:span text:style-name="T1">ack</text:span></text:p>
        </draw:rect>
        <draw:connector draw:style-name="gr7" draw:text-style-name="P3" draw:layer="layout" svg:x1="20.05cm" svg:y1="10.1cm" svg:x2="20cm" svg:y2="11.5cm" draw:end-shape="id94" draw:end-glue-point="0" svg:d="m20050 10100v450h-50v950">
          <text:p/>
        </draw:connector>
        <draw:rect draw:style-name="gr3" draw:text-style-name="P2" xml:id="id94" draw:id="id94" draw:layer="layout" svg:width="1.4cm" svg:height="0.5cm" svg:x="19.3cm" svg:y="11.5cm">
          <text:p text:style-name="P1"><text:span text:style-name="T1">ack</text:span></text:p>
        </draw:rect>
      </draw:page>
      <draw:page draw:name="page4" draw:style-name="dp1" draw:master-page-name="Default">
        <draw:rect draw:style-name="gr1" draw:text-style-name="P2" draw:layer="layout" svg:width="11.4cm" svg:height="9cm" svg:x="2.2cm" svg:y="3cm">
          <text:p text:style-name="P1"><text:span text:style-name="T1">Master</text:span></text:p>
        </draw:rect>
        <draw:rect draw:style-name="gr1" draw:text-style-name="P2" draw:layer="layout" svg:width="11.5cm" svg:height="9cm" svg:x="16.5cm" svg:y="3cm">
          <text:p text:style-name="P1"><text:span text:style-name="T1"><text:s text:c="16"/></text:span><text:span text:style-name="T1">Slave</text:span></text:p>
        </draw:rect>
        <draw:rect draw:style-name="gr2" draw:text-style-name="P2" draw:layer="layout" svg:width="6.9cm" svg:height="9cm" svg:x="11.5cm" svg:y="3cm">
          <text:p text:style-name="P1"><text:span text:style-name="T1"><text:s text:c="21"/></text:span><text:span text:style-name="T1">I2C</text:span></text:p>
        </draw:rect>
        <draw:rect draw:style-name="gr3" draw:text-style-name="P2" xml:id="id96" draw:id="id96" draw:layer="layout" svg:width="3.3cm" svg:height="1.7cm" svg:x="4cm" svg:y="5cm">
          <text:p text:style-name="P1"><text:span text:style-name="T1">Data</text:span></text:p>
          <text:p text:style-name="P1"><text:span text:style-name="T1">(n_Tx,max_Rx)</text:span></text:p>
        </draw:rect>
        <draw:rect draw:style-name="gr3" draw:text-style-name="P2" xml:id="id97" draw:id="id97" draw:layer="layout" svg:width="2cm" svg:height="0.5cm" svg:x="9cm" svg:y="5.701cm">
          <text:p text:style-name="P1"><text:span text:style-name="T1">RxBuf</text:span></text:p>
        </draw:rect>
        <draw:rect draw:style-name="gr3" draw:text-style-name="P2" xml:id="id101" draw:id="id101" draw:layer="layout" svg:width="2cm" svg:height="0.5cm" svg:x="9cm" svg:y="9.299cm">
          <text:p text:style-name="P1"><text:span text:style-name="T1">Done</text:span></text:p>
        </draw:rect>
        <draw:rect draw:style-name="gr3" draw:text-style-name="P2" xml:id="id99" draw:id="id99" draw:layer="layout" svg:width="2cm" svg:height="0.5cm" svg:x="19cm" svg:y="5.701cm">
          <text:p text:style-name="P1"><text:span text:style-name="T1">AM</text:span></text:p>
        </draw:rect>
        <draw:rect draw:style-name="gr3" draw:text-style-name="P2" xml:id="id108" draw:id="id108" draw:layer="layout" svg:width="2cm" svg:height="0.5cm" svg:x="19cm" svg:y="6.8cm">
          <text:p text:style-name="P1"><text:span text:style-name="T1">TxBuf</text:span></text:p>
        </draw:rect>
        <draw:rect draw:style-name="gr3" draw:text-style-name="P2" xml:id="id113" draw:id="id113" draw:layer="layout" svg:width="2.3cm" svg:height="0.5cm" svg:x="19cm" svg:y="9.4cm">
          <text:p text:style-name="P1"><text:span text:style-name="T1">Done</text:span></text:p>
        </draw:rect>
        <draw:rect draw:style-name="gr3" draw:text-style-name="P2" xml:id="id102" draw:id="id102" draw:layer="layout" svg:width="2.4cm" svg:height="0.5cm" svg:x="4.2cm" svg:y="9.8cm">
          <text:p text:style-name="P1"><text:span text:style-name="T1">ComDone</text:span></text:p>
        </draw:rect>
        <draw:rect draw:style-name="gr3" draw:text-style-name="P2" xml:id="id95" draw:id="id95" draw:layer="layout" svg:width="2.9cm" svg:height="0.7cm" svg:x="2.6cm" svg:y="3.7cm">
          <text:p text:style-name="P1"><text:span text:style-name="T1">Data Rx_only</text:span></text:p>
        </draw:rect>
        <draw:rect draw:style-name="gr3" draw:text-style-name="P2" draw:layer="layout" svg:width="2.5cm" svg:height="0.5cm" svg:x="23cm" svg:y="5.701cm">
          <text:p text:style-name="P1"><text:span text:style-name="T1">ComStartTx</text:span></text:p>
        </draw:rect>
        <draw:rect draw:style-name="gr3" draw:text-style-name="P2" xml:id="id100" draw:id="id100" draw:layer="layout" svg:width="3.801cm" svg:height="1.8cm" svg:x="22.999cm" svg:y="5.7cm">
          <text:p text:style-name="P1"><text:span text:style-name="T1">ComStartTx</text:span><text:span text:style-name="T1"><text:line-break/></text:span><text:span text:style-name="T1">(Sln_Tx,max_Rx)</text:span></text:p>
          <text:p text:style-name="P1"><text:span text:style-name="T1">Load SlRxData</text:span></text:p>
        </draw:rect>
        <draw:connector draw:style-name="gr4" draw:text-style-name="P3" draw:layer="layout" draw:type="line" svg:x1="4.05cm" svg:y1="4.4cm" svg:x2="5.65cm" svg:y2="5cm" draw:start-shape="id95" draw:start-glue-point="2" draw:end-shape="id96" draw:end-glue-point="0" svg:d="m4050 4400 1600 600">
          <text:p/>
        </draw:connector>
        <draw:connector draw:style-name="gr4" draw:text-style-name="P3" draw:layer="layout" draw:type="line" svg:x1="7.3cm" svg:y1="5.85cm" svg:x2="9cm" svg:y2="5.951cm" draw:start-shape="id96" draw:start-glue-point="1" draw:end-shape="id97" draw:end-glue-point="3" svg:d="m7300 5850 1700 101">
          <text:p/>
        </draw:connector>
        <draw:connector draw:style-name="gr4" draw:text-style-name="P3" draw:layer="layout" draw:type="line" svg:x1="11cm" svg:y1="5.951cm" svg:x2="11.9cm" svg:y2="5.951cm" draw:start-shape="id97" draw:start-glue-point="1" draw:end-shape="id98" draw:end-glue-point="3" svg:d="m11000 5951h900">
          <text:p/>
        </draw:connector>
        <draw:connector draw:style-name="gr4" draw:text-style-name="P3" draw:layer="layout" draw:type="line" svg:x1="21cm" svg:y1="5.951cm" svg:x2="22.999cm" svg:y2="6.6cm" draw:start-shape="id99" draw:start-glue-point="1" draw:end-shape="id100" draw:end-glue-point="3" svg:d="m21000 5951 1999 649">
          <text:p/>
        </draw:connector>
        <draw:connector draw:style-name="gr4" draw:text-style-name="P3" draw:layer="layout" draw:type="line" svg:x1="9cm" svg:y1="9.549cm" svg:x2="6.6cm" svg:y2="10.05cm" draw:start-shape="id101" draw:start-glue-point="3" draw:end-shape="id102" draw:end-glue-point="1" svg:d="m9000 9549-2400 501">
          <text:p/>
        </draw:connector>
        <draw:rect draw:style-name="gr5" draw:text-style-name="P2" draw:layer="layout" svg:width="2cm" svg:height="0.5cm" svg:x="13.8cm" svg:y="6.2cm">
          <text:p text:style-name="P1"><text:span text:style-name="T1">Start stretch</text:span></text:p>
        </draw:rect>
        <draw:rect draw:style-name="gr3" draw:text-style-name="P2" xml:id="id104" draw:id="id104" draw:layer="layout" svg:width="1.1cm" svg:height="0.5cm" svg:x="11.868cm" svg:y="6.569cm">
          <text:p text:style-name="P1"><text:span text:style-name="T1">wt_s</text:span></text:p>
        </draw:rect>
        <draw:rect draw:style-name="gr3" draw:text-style-name="P2" xml:id="id98" draw:id="id98" draw:layer="layout" svg:width="1.2cm" svg:height="0.5cm" svg:x="11.9cm" svg:y="5.701cm">
          <text:p text:style-name="P1"><text:span text:style-name="T1">adr</text:span></text:p>
        </draw:rect>
        <draw:rect draw:style-name="gr3" draw:text-style-name="P2" xml:id="id107" draw:id="id107" draw:layer="layout" svg:width="1.2cm" svg:height="0.5cm" svg:x="16.8cm" svg:y="5.701cm">
          <text:p text:style-name="P1"><text:span text:style-name="T1">adr</text:span></text:p>
        </draw:rect>
        <draw:rect draw:style-name="gr3" draw:text-style-name="P2" xml:id="id105" draw:id="id105" draw:layer="layout" svg:width="1.2cm" svg:height="0.5cm" svg:x="16.8cm" svg:y="7.7cm">
          <text:p text:style-name="P1"><text:span text:style-name="T1">D_Tx</text:span></text:p>
        </draw:rect>
        <draw:connector draw:style-name="gr4" draw:text-style-name="P4" draw:layer="layout" draw:type="line" svg:x1="13.1cm" svg:y1="5.951cm" svg:x2="16.8cm" svg:y2="5.951cm" draw:start-shape="id98" draw:start-glue-point="1" draw:end-shape="id103" draw:end-glue-point="2" svg:d="m13100 5951h3700">
          <text:p/>
        </draw:connector>
        <draw:connector draw:style-name="gr4" draw:text-style-name="P4" xml:id="id103" draw:id="id103" draw:layer="layout" draw:type="line" svg:x1="16.8cm" svg:y1="5.951cm" svg:x2="12.968cm" svg:y2="6.819cm" draw:end-shape="id104" draw:end-glue-point="1" svg:d="m16800 5951-3832 868">
          <text:p/>
        </draw:connector>
        <draw:connector draw:style-name="gr4" draw:text-style-name="P4" draw:layer="layout" draw:type="line" svg:x1="16.8cm" svg:y1="7.95cm" svg:x2="13.1cm" svg:y2="8.65cm" draw:start-shape="id105" draw:start-glue-point="3" draw:end-shape="id106" draw:end-glue-point="1" svg:d="m16800 7950-3700 700">
          <text:p/>
        </draw:connector>
        <draw:rect draw:style-name="gr5" draw:text-style-name="P2" draw:layer="layout" svg:width="2cm" svg:height="0.5cm" svg:x="14.1cm" svg:y="8.3cm">
          <text:p text:style-name="P1"><text:span text:style-name="T1">data</text:span></text:p>
        </draw:rect>
        <draw:connector draw:style-name="gr4" draw:text-style-name="P4" draw:layer="layout" draw:type="line" svg:x1="18cm" svg:y1="5.951cm" svg:x2="19cm" svg:y2="5.951cm" draw:start-shape="id107" draw:start-glue-point="1" draw:end-shape="id99" draw:end-glue-point="3" svg:d="m18000 5951h1000">
          <text:p/>
        </draw:connector>
        <draw:rect draw:style-name="gr3" draw:text-style-name="P2" xml:id="id106" draw:id="id106" draw:layer="layout" svg:width="1.2cm" svg:height="0.5cm" svg:x="11.9cm" svg:y="8.4cm">
          <text:p text:style-name="P1"><text:span text:style-name="T1">D_Rx</text:span></text:p>
        </draw:rect>
        <draw:connector draw:style-name="gr4" draw:text-style-name="P3" draw:layer="layout" draw:type="line" svg:x1="19cm" svg:y1="7.05cm" svg:x2="18cm" svg:y2="7.95cm" draw:start-shape="id108" draw:start-glue-point="3" draw:end-shape="id105" draw:end-glue-point="1" svg:d="m19000 7050-1000 900">
          <text:p/>
        </draw:connector>
        <draw:connector draw:style-name="gr4" draw:text-style-name="P4" draw:layer="layout" draw:type="line" svg:x1="13cm" svg:y1="9.549cm" svg:x2="16.8cm" svg:y2="9.604cm" draw:start-shape="id109" draw:start-glue-point="1" draw:end-shape="id110" draw:end-glue-point="3" svg:d="m13000 9549 3800 55">
          <text:p/>
        </draw:connector>
        <draw:rect draw:style-name="gr3" draw:text-style-name="P2" xml:id="id109" draw:id="id109" draw:layer="layout" svg:width="1.1cm" svg:height="0.5cm" svg:x="11.9cm" svg:y="9.299cm">
          <text:p text:style-name="P1"><text:span text:style-name="T1">End</text:span></text:p>
        </draw:rect>
        <draw:connector draw:style-name="gr4" draw:text-style-name="P4" draw:layer="layout" draw:type="line" svg:x1="11.9cm" svg:y1="9.549cm" svg:x2="11cm" svg:y2="9.549cm" draw:start-shape="id109" draw:start-glue-point="3" draw:end-shape="id101" draw:end-glue-point="1" svg:d="m11900 9549h-900">
          <text:p/>
        </draw:connector>
        <draw:rect draw:style-name="gr5" draw:text-style-name="P2" draw:layer="layout" svg:width="2cm" svg:height="0.5cm" svg:x="13.8cm" svg:y="9.099cm">
          <text:p text:style-name="P1"><text:span text:style-name="T1">Stop + Nack</text:span></text:p>
        </draw:rect>
        <draw:rect draw:style-name="gr5" draw:text-style-name="P2" draw:layer="layout" svg:width="2cm" svg:height="0.5cm" svg:x="13.6cm" svg:y="5.5cm">
          <text:p text:style-name="P1"><text:span text:style-name="T1">Start+ Adr+R</text:span></text:p>
        </draw:rect>
        <draw:rect draw:style-name="gr5" draw:text-style-name="P2" draw:layer="layout" svg:width="2cm" svg:height="0.5cm" svg:x="13.8cm" svg:y="7cm">
          <text:p text:style-name="P1"><text:span text:style-name="T1">End stretch</text:span></text:p>
        </draw:rect>
        <draw:rect draw:style-name="gr3" draw:text-style-name="P2" xml:id="id111" draw:id="id111" draw:layer="layout" svg:width="1.3cm" svg:height="0.5cm" svg:x="16.8cm" svg:y="6.9cm">
          <text:p text:style-name="P1"><text:span text:style-name="T1">ready</text:span></text:p>
        </draw:rect>
        <draw:connector draw:style-name="gr4" draw:text-style-name="P4" draw:layer="layout" draw:type="line" svg:x1="16.8cm" svg:y1="7.15cm" svg:x2="13cm" svg:y2="7.65cm" draw:start-shape="id111" draw:start-glue-point="3" draw:end-shape="id112" draw:end-glue-point="1" svg:d="m16800 7150-3800 500">
          <text:p/>
        </draw:connector>
        <draw:connector draw:style-name="gr4" draw:text-style-name="P3" draw:layer="layout" draw:type="line" svg:x1="22.999cm" svg:y1="6.6cm" svg:x2="21cm" svg:y2="7.05cm" draw:start-shape="id100" draw:start-glue-point="3" draw:end-shape="id108" draw:end-glue-point="1" svg:d="m22999 6600-1999 450">
          <text:p/>
        </draw:connector>
        <draw:connector draw:style-name="gr4" draw:text-style-name="P3" draw:layer="layout" draw:type="line" svg:x1="19cm" svg:y1="7.05cm" svg:x2="18.1cm" svg:y2="7.15cm" draw:start-shape="id108" draw:start-glue-point="3" draw:end-shape="id111" draw:end-glue-point="1" svg:d="m19000 7050-900 100">
          <text:p/>
        </draw:connector>
        <draw:rect draw:style-name="gr3" draw:text-style-name="P2" xml:id="id112" draw:id="id112" draw:layer="layout" svg:width="1.1cm" svg:height="0.5cm" svg:x="11.9cm" svg:y="7.4cm">
          <text:p text:style-name="P1"><text:span text:style-name="T1">wt_e</text:span></text:p>
        </draw:rect>
        <draw:rect draw:style-name="gr3" draw:text-style-name="P2" xml:id="id110" draw:id="id110" draw:layer="layout" svg:width="1.2cm" svg:height="0.5cm" svg:x="16.8cm" svg:y="9.354cm">
          <text:p text:style-name="P1"><text:span text:style-name="T1">End</text:span></text:p>
        </draw:rect>
        <draw:connector draw:style-name="gr4" draw:text-style-name="P4" draw:layer="layout" draw:type="line" svg:x1="18cm" svg:y1="9.604cm" svg:x2="19cm" svg:y2="9.65cm" draw:start-shape="id110" draw:start-glue-point="1" draw:end-shape="id113" draw:end-glue-point="3" svg:d="m18000 9604 1000 46">
          <text:p/>
        </draw:connector>
        <draw:connector draw:style-name="gr4" draw:text-style-name="P3" draw:layer="layout" draw:type="line" svg:x1="18cm" svg:y1="9.604cm" svg:x2="18cm" svg:y2="9.604cm" draw:start-shape="id110" draw:start-glue-point="1" draw:end-shape="id110" draw:end-glue-point="1" svg:d="">
          <text:p/>
        </draw:connector>
        <draw:connector draw:style-name="gr7" draw:text-style-name="P3" draw:layer="layout" svg:x1="5.4cm" svg:y1="10.3cm" svg:x2="5.4cm" svg:y2="11cm" draw:start-shape="id102" draw:end-shape="id114" draw:end-glue-point="0" svg:d="m5400 10300v700">
          <text:p/>
        </draw:connector>
        <draw:rect draw:style-name="gr3" draw:text-style-name="P2" xml:id="id114" draw:id="id114" draw:layer="layout" svg:width="1.4cm" svg:height="0.5cm" svg:x="4.7cm" svg:y="11cm">
          <text:p text:style-name="P1"><text:span text:style-name="T1">ack</text:span></text:p>
        </draw:rect>
        <draw:connector draw:style-name="gr7" draw:text-style-name="P3" draw:layer="layout" svg:x1="20.15cm" svg:y1="9.9cm" svg:x2="20.15cm" svg:y2="10.7cm" draw:end-shape="id115" draw:end-glue-point="0" svg:d="m20150 9900v800">
          <text:p/>
        </draw:connector>
        <draw:rect draw:style-name="gr3" draw:text-style-name="P2" xml:id="id115" draw:id="id115" draw:layer="layout" svg:width="1.5cm" svg:height="0.5cm" svg:x="19.4cm" svg:y="10.7cm">
          <text:p text:style-name="P1"><text:span text:style-name="T1">ack</text:span></text:p>
        </draw:rect>
      </draw:page>
      <draw:page draw:name="Ack" draw:style-name="dp1" draw:master-page-name="Default">
        <draw:rect draw:style-name="gr1" draw:text-style-name="P2" draw:layer="layout" svg:width="11.4cm" svg:height="17cm" svg:x="2.2cm" svg:y="2cm">
          <text:p text:style-name="P1"><text:span text:style-name="T1">Master</text:span></text:p>
        </draw:rect>
        <draw:rect draw:style-name="gr1" draw:text-style-name="P2" draw:layer="layout" svg:width="11.5cm" svg:height="17cm" svg:x="16.5cm" svg:y="2cm">
          <text:p text:style-name="P1"><text:span text:style-name="T1"><text:s text:c="16"/></text:span><text:span text:style-name="T1">Slave</text:span></text:p>
        </draw:rect>
        <draw:rect draw:style-name="gr2" draw:text-style-name="P2" draw:layer="layout" svg:width="6.9cm" svg:height="17cm" svg:x="11.5cm" svg:y="2cm">
          <text:p text:style-name="P1"><text:span text:style-name="T1"><text:s text:c="21"/></text:span><text:span text:style-name="T1">I2C</text:span></text:p>
        </draw:rect>
        <draw:rect draw:style-name="gr3" draw:text-style-name="P2" xml:id="id117" draw:id="id117" draw:layer="layout" svg:width="2.4cm" svg:height="0.8cm" svg:x="6.2cm" svg:y="7.3cm">
          <text:p text:style-name="P1"><text:span text:style-name="T1">Ack (1,0)</text:span></text:p>
          <text:p text:style-name="P1"><text:span text:style-name="T1"/></text:p>
        </draw:rect>
        <draw:rect draw:style-name="gr3" draw:text-style-name="P2" xml:id="id130" draw:id="id130" draw:layer="layout" svg:width="2.2cm" svg:height="0.7cm" svg:x="2.6cm" svg:y="2.7cm">
          <text:p text:style-name="P1"><text:span text:style-name="T1">Ack</text:span></text:p>
        </draw:rect>
        <draw:rect draw:style-name="gr3" draw:text-style-name="P2" xml:id="id116" draw:id="id116" draw:layer="layout" svg:width="2.3cm" svg:height="0.7cm" svg:x="5.9cm" svg:y="5cm">
          <text:p text:style-name="P1"><text:span text:style-name="T1">Ack=0x0F</text:span></text:p>
          <text:p text:style-name="P1"><text:span text:style-name="T1"/></text:p>
        </draw:rect>
        <draw:rect draw:style-name="gr3" draw:text-style-name="P2" xml:id="id123" draw:id="id123" draw:layer="layout" svg:width="2cm" svg:height="0.5cm" svg:x="9.001cm" svg:y="8.9cm">
          <text:p text:style-name="P1"><text:span text:style-name="T1">TxBuf</text:span></text:p>
        </draw:rect>
        <draw:rect draw:style-name="gr3" draw:text-style-name="P2" xml:id="id120" draw:id="id120" draw:layer="layout" svg:width="2cm" svg:height="0.5cm" svg:x="19.001cm" svg:y="8.9cm">
          <text:p text:style-name="P1"><text:span text:style-name="T1">AM</text:span></text:p>
        </draw:rect>
        <draw:rect draw:style-name="gr3" draw:text-style-name="P2" xml:id="id125" draw:id="id125" draw:layer="layout" svg:width="2cm" svg:height="0.5cm" svg:x="19.001cm" svg:y="12.3cm">
          <text:p text:style-name="P1"><text:span text:style-name="T1">RxBuf</text:span></text:p>
        </draw:rect>
        <draw:rect draw:style-name="gr3" draw:text-style-name="P2" xml:id="id121" draw:id="id121" draw:layer="layout" svg:width="3.5cm" svg:height="1.6cm" svg:x="23.001cm" svg:y="8.9cm">
          <text:p text:style-name="P1"><text:span text:style-name="T1">Ack:</text:span></text:p>
          <text:p text:style-name="P1"><text:span text:style-name="T1">ComStartRx</text:span></text:p>
          <text:p text:style-name="P1"><text:span text:style-name="T1">(0,1)</text:span></text:p>
        </draw:rect>
        <draw:connector draw:style-name="gr4" draw:text-style-name="P3" draw:layer="layout" draw:type="line" svg:x1="7.05cm" svg:y1="5.7cm" svg:x2="7.4cm" svg:y2="7.3cm" draw:start-shape="id116" draw:end-shape="id117" svg:d="m7050 5700 350 1600">
          <text:p/>
        </draw:connector>
        <draw:connector draw:style-name="gr4" draw:text-style-name="P4" draw:layer="layout" draw:type="line" svg:x1="13.101cm" svg:y1="9.15cm" svg:x2="16.801cm" svg:y2="9.15cm" draw:start-shape="id118" draw:start-glue-point="1" draw:end-shape="id119" draw:end-glue-point="3" svg:d="m13101 9150h3700">
          <text:p/>
        </draw:connector>
        <draw:connector draw:style-name="gr4" draw:text-style-name="P3" draw:layer="layout" draw:type="line" svg:x1="21.001cm" svg:y1="9.15cm" svg:x2="23.001cm" svg:y2="9.7cm" draw:start-shape="id120" draw:start-glue-point="1" draw:end-shape="id121" draw:end-glue-point="3" svg:d="m21001 9150 2000 550">
          <text:p/>
        </draw:connector>
        <draw:rect draw:style-name="gr3" draw:text-style-name="P2" xml:id="id122" draw:id="id122" draw:layer="layout" svg:width="1.1cm" svg:height="0.5cm" svg:x="11.901cm" svg:y="9.8cm">
          <text:p text:style-name="P1"><text:span text:style-name="T1">wt_s</text:span></text:p>
        </draw:rect>
        <draw:connector draw:style-name="gr4" draw:text-style-name="P4" draw:layer="layout" draw:type="line" svg:x1="16.801cm" svg:y1="9.15cm" svg:x2="13.001cm" svg:y2="10.05cm" draw:start-shape="id119" draw:start-glue-point="3" draw:end-shape="id122" draw:end-glue-point="1" svg:d="m16801 9150-3800 900">
          <text:p/>
        </draw:connector>
        <draw:rect draw:style-name="gr5" draw:text-style-name="P2" draw:layer="layout" svg:width="2cm" svg:height="0.5cm" svg:x="14.101cm" svg:y="12cm">
          <text:p text:style-name="P1"><text:span text:style-name="T1">data</text:span></text:p>
        </draw:rect>
        <draw:rect draw:style-name="gr3" draw:text-style-name="P2" xml:id="id118" draw:id="id118" draw:layer="layout" svg:width="1.2cm" svg:height="0.5cm" svg:x="11.901cm" svg:y="8.9cm">
          <text:p text:style-name="P1"><text:span text:style-name="T1">adr</text:span></text:p>
        </draw:rect>
        <draw:connector draw:style-name="gr4" draw:text-style-name="P4" draw:layer="layout" draw:type="line" svg:x1="11.001cm" svg:y1="9.15cm" svg:x2="11.901cm" svg:y2="9.15cm" draw:start-shape="id123" draw:start-glue-point="1" draw:end-shape="id118" draw:end-glue-point="3" svg:d="m11001 9150h900">
          <text:p/>
        </draw:connector>
        <draw:rect draw:style-name="gr3" draw:text-style-name="P2" xml:id="id119" draw:id="id119" draw:layer="layout" svg:width="1.2cm" svg:height="0.5cm" svg:x="16.801cm" svg:y="8.9cm">
          <text:p text:style-name="P1"><text:span text:style-name="T1">adr</text:span></text:p>
        </draw:rect>
        <draw:rect draw:style-name="gr3" draw:text-style-name="P2" xml:id="id124" draw:id="id124" draw:layer="layout" svg:width="1.3cm" svg:height="0.5cm" svg:x="16.801cm" svg:y="11.991cm">
          <text:p text:style-name="P1"><text:span text:style-name="T1">D_Rx</text:span></text:p>
        </draw:rect>
        <draw:connector draw:style-name="gr4" draw:text-style-name="P4" draw:layer="layout" draw:type="line" svg:x1="18.101cm" svg:y1="12.241cm" svg:x2="19.001cm" svg:y2="12.55cm" draw:start-shape="id124" draw:start-glue-point="1" draw:end-shape="id125" draw:end-glue-point="3" svg:d="m18101 12241 900 309">
          <text:p/>
        </draw:connector>
        <draw:connector draw:style-name="gr4" draw:text-style-name="P4" draw:layer="layout" draw:type="line" svg:x1="18.001cm" svg:y1="9.15cm" svg:x2="19.001cm" svg:y2="9.15cm" draw:start-shape="id119" draw:start-glue-point="1" draw:end-shape="id120" draw:end-glue-point="3" svg:d="m18001 9150h1000">
          <text:p/>
        </draw:connector>
        <draw:rect draw:style-name="gr3" draw:text-style-name="P2" xml:id="id126" draw:id="id126" draw:layer="layout" svg:width="1.2cm" svg:height="0.5cm" svg:x="11.901cm" svg:y="11.6cm">
          <text:p text:style-name="P1"><text:span text:style-name="T1">D_Tx</text:span></text:p>
        </draw:rect>
        <draw:connector draw:style-name="gr4" draw:text-style-name="P4" draw:layer="layout" draw:type="line" svg:x1="13.101cm" svg:y1="11.85cm" svg:x2="16.801cm" svg:y2="12.241cm" draw:start-shape="id126" draw:start-glue-point="1" draw:end-shape="id124" draw:end-glue-point="3" svg:d="m13101 11850 3700 391">
          <text:p/>
        </draw:connector>
        <draw:connector draw:style-name="gr4" draw:text-style-name="P4" draw:layer="layout" draw:type="line" svg:x1="11.001cm" svg:y1="9.15cm" svg:x2="11.901cm" svg:y2="11.85cm" draw:end-shape="id126" draw:end-glue-point="3" svg:d="m11001 9150 900 2700">
          <text:p/>
        </draw:connector>
        <draw:rect draw:style-name="gr3" draw:text-style-name="P2" xml:id="id127" draw:id="id127" draw:layer="layout" svg:width="1.2cm" svg:height="0.5cm" svg:x="16.765cm" svg:y="9.8cm">
          <text:p text:style-name="P1"><text:span text:style-name="T1">ready</text:span></text:p>
        </draw:rect>
        <draw:connector draw:style-name="gr4" draw:text-style-name="P3" draw:layer="layout" draw:type="line" svg:x1="23.001cm" svg:y1="9.7cm" svg:x2="17.965cm" svg:y2="10.05cm" draw:start-shape="id121" draw:start-glue-point="3" draw:end-shape="id127" draw:end-glue-point="1" svg:d="m23001 9700-5036 350">
          <text:p/>
        </draw:connector>
        <draw:rect draw:style-name="gr3" draw:text-style-name="P2" xml:id="id128" draw:id="id128" draw:layer="layout" svg:width="1.1cm" svg:height="0.5cm" svg:x="11.869cm" svg:y="10.756cm">
          <text:p text:style-name="P1"><text:span text:style-name="T1">wt_e</text:span></text:p>
        </draw:rect>
        <draw:connector draw:style-name="gr4" draw:text-style-name="P4" draw:layer="layout" draw:type="line" svg:x1="16.765cm" svg:y1="10.05cm" svg:x2="12.969cm" svg:y2="11.006cm" draw:start-shape="id127" draw:start-glue-point="3" draw:end-shape="id128" draw:end-glue-point="1" svg:d="m16765 10050-3796 956">
          <text:p/>
        </draw:connector>
        <draw:rect draw:style-name="gr5" draw:text-style-name="P2" draw:layer="layout" svg:width="2cm" svg:height="0.5cm" svg:x="13.601cm" svg:y="9.5cm">
          <text:p text:style-name="P1"><text:span text:style-name="T1">Start stretch</text:span></text:p>
        </draw:rect>
        <draw:rect draw:style-name="gr5" draw:text-style-name="P2" draw:layer="layout" svg:width="2cm" svg:height="0.5cm" svg:x="13.601cm" svg:y="10.3cm">
          <text:p text:style-name="P1"><text:span text:style-name="T1">End stretch</text:span></text:p>
        </draw:rect>
        <draw:custom-shape draw:style-name="gr6" draw:text-style-name="P5" xml:id="id129" draw:id="id129" draw:layer="layout" svg:width="2cm" svg:height="1.7cm" svg:x="2.7cm" svg:y="4.5cm">
          <text:p text:style-name="P3"><text:span text:style-name="T2">Chk</text:span><text:span text:style-name="T2"><text:line-break/></text:span><text:span text:style-name="T2">Sum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xml:id="id131" draw:id="id131" draw:layer="layout" svg:width="2.3cm" svg:height="0.7cm" svg:x="2.6cm" svg:y="7.1cm">
          <text:p text:style-name="P1"><text:span text:style-name="T1">Ack=0xF0</text:span></text:p>
          <text:p text:style-name="P1"><text:span text:style-name="T1"/></text:p>
        </draw:rect>
        <draw:connector draw:style-name="gr7" draw:text-style-name="P3" draw:layer="layout" svg:x1="4.7cm" svg:y1="5.35cm" svg:x2="5.9cm" svg:y2="5.35cm" draw:start-shape="id129" draw:start-glue-point="7" draw:end-shape="id116" draw:end-glue-point="3" svg:d="m4700 5350h1200">
          <text:p/>
        </draw:connector>
        <draw:connector draw:style-name="gr7" draw:text-style-name="P3" draw:layer="layout" svg:x1="3.7cm" svg:y1="3.4cm" svg:x2="3.7cm" svg:y2="4.5cm" draw:start-shape="id130" draw:start-glue-point="2" draw:end-shape="id129" draw:end-glue-point="4" svg:d="m3700 3400v1100">
          <text:p/>
        </draw:connector>
        <draw:connector draw:style-name="gr7" draw:text-style-name="P3" draw:layer="layout" svg:x1="3.7cm" svg:y1="6.2cm" svg:x2="3.75cm" svg:y2="7.1cm" draw:start-shape="id129" draw:start-glue-point="6" draw:end-shape="id131" draw:end-glue-point="0" svg:d="m3700 6200v451h50v449">
          <text:p/>
        </draw:connector>
        <draw:connector draw:style-name="gr7" draw:text-style-name="P3" draw:layer="layout" svg:x1="4.9cm" svg:y1="7.45cm" svg:x2="6.2cm" svg:y2="7.7cm" draw:start-shape="id131" draw:start-glue-point="1" draw:end-shape="id117" draw:end-glue-point="3" svg:d="m4900 7450h650v250h650">
          <text:p/>
        </draw:connector>
        <draw:rect draw:style-name="gr5" draw:text-style-name="P6" draw:layer="layout" svg:width="1.2cm" svg:height="0.5cm" svg:x="4.1cm" svg:y="6.2cm">
          <text:p text:style-name="P1"><text:span text:style-name="T2">Nok</text:span></text:p>
        </draw:rect>
        <draw:rect draw:style-name="gr5" draw:text-style-name="P6" draw:layer="layout" svg:width="1.2cm" svg:height="0.5cm" svg:x="4.7cm" svg:y="4.9cm">
          <text:p text:style-name="P1"><text:span text:style-name="T2">Ok</text:span></text:p>
        </draw:rect>
        <draw:rect draw:style-name="gr3" draw:text-style-name="P2" xml:id="id134" draw:id="id134" draw:layer="layout" svg:width="2cm" svg:height="0.5cm" svg:x="9.001cm" svg:y="13.049cm">
          <text:p text:style-name="P1"><text:span text:style-name="T1">Done</text:span></text:p>
        </draw:rect>
        <draw:rect draw:style-name="gr3" draw:text-style-name="P2" xml:id="id135" draw:id="id135" draw:layer="layout" svg:width="2.3cm" svg:height="0.5cm" svg:x="19.001cm" svg:y="13.15cm">
          <text:p text:style-name="P1"><text:span text:style-name="T1">Done</text:span></text:p>
        </draw:rect>
        <draw:connector draw:style-name="gr4" draw:text-style-name="P4" draw:layer="layout" draw:type="line" svg:x1="13.001cm" svg:y1="13.299cm" svg:x2="16.801cm" svg:y2="13.354cm" draw:start-shape="id132" draw:start-glue-point="1" draw:end-shape="id133" draw:end-glue-point="3" svg:d="m13001 13299 3800 55">
          <text:p/>
        </draw:connector>
        <draw:rect draw:style-name="gr3" draw:text-style-name="P2" xml:id="id132" draw:id="id132" draw:layer="layout" svg:width="1.1cm" svg:height="0.5cm" svg:x="11.901cm" svg:y="13.049cm">
          <text:p text:style-name="P1"><text:span text:style-name="T1">End</text:span></text:p>
        </draw:rect>
        <draw:connector draw:style-name="gr4" draw:text-style-name="P4" draw:layer="layout" draw:type="line" svg:x1="11.901cm" svg:y1="13.299cm" svg:x2="11.001cm" svg:y2="13.299cm" draw:start-shape="id132" draw:start-glue-point="3" draw:end-shape="id134" draw:end-glue-point="1" svg:d="m11901 13299h-900">
          <text:p/>
        </draw:connector>
        <draw:rect draw:style-name="gr5" draw:text-style-name="P2" draw:layer="layout" svg:width="2cm" svg:height="0.5cm" svg:x="13.801cm" svg:y="12.849cm">
          <text:p text:style-name="P1"><text:span text:style-name="T1">Stop + Nack</text:span></text:p>
        </draw:rect>
        <draw:rect draw:style-name="gr3" draw:text-style-name="P2" xml:id="id133" draw:id="id133" draw:layer="layout" svg:width="1.2cm" svg:height="0.5cm" svg:x="16.801cm" svg:y="13.104cm">
          <text:p text:style-name="P1"><text:span text:style-name="T1">End</text:span></text:p>
        </draw:rect>
        <draw:connector draw:style-name="gr4" draw:text-style-name="P4" draw:layer="layout" draw:type="line" svg:x1="18.001cm" svg:y1="13.354cm" svg:x2="19.001cm" svg:y2="13.4cm" draw:start-shape="id133" draw:start-glue-point="1" draw:end-shape="id135" draw:end-glue-point="3" svg:d="m18001 13354 1000 46">
          <text:p/>
        </draw:connector>
        <draw:connector draw:style-name="gr4" draw:text-style-name="P3" draw:layer="layout" draw:type="line" svg:x1="18.001cm" svg:y1="13.354cm" svg:x2="18.001cm" svg:y2="13.354cm" draw:start-shape="id133" draw:start-glue-point="1" draw:end-shape="id133" draw:end-glue-point="1" svg:d="">
          <text:p/>
        </draw:connector>
        <draw:rect draw:style-name="gr3" draw:text-style-name="P2" xml:id="id137" draw:id="id137" draw:layer="layout" svg:width="3.301cm" svg:height="1.201cm" svg:x="2.6cm" svg:y="13.8cm">
          <text:p text:style-name="P1"><text:span text:style-name="T1">ComDone</text:span></text:p>
          <text:p text:style-name="P1"><text:span text:style-name="T1">Store MaRxData</text:span></text:p>
        </draw:rect>
        <draw:custom-shape draw:style-name="gr6" draw:text-style-name="P5" xml:id="id136" draw:id="id136" draw:layer="layout" svg:width="2cm" svg:height="1.398cm" svg:x="6.301cm" svg:y="12.6cm">
          <text:p text:style-name="P3"><text:span text:style-name="T2">Chk</text:span><text:span text:style-name="T2"><text:line-break/></text:span><text:span text:style-name="T2">Sum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6.301cm" svg:y1="13.299cm" svg:x2="4.25cm" svg:y2="13.8cm" draw:start-shape="id136" draw:start-glue-point="5" draw:end-shape="id137" svg:d="m6301 13299h-2051v501">
          <text:p/>
        </draw:connector>
        <draw:connector draw:style-name="gr7" draw:text-style-name="P3" draw:layer="layout" svg:x1="9.001cm" svg:y1="13.299cm" svg:x2="8.301cm" svg:y2="13.299cm" draw:start-shape="id134" draw:start-glue-point="3" draw:end-shape="id136" draw:end-glue-point="7" svg:d="m9001 13299h-700">
          <text:p/>
        </draw:connector>
        <draw:connector draw:style-name="gr7" draw:text-style-name="P3" draw:layer="layout" svg:x1="7.301cm" svg:y1="13.998cm" svg:x2="4.9cm" svg:y2="16.45cm" draw:start-shape="id136" draw:start-glue-point="6" draw:end-shape="id138" draw:end-glue-point="1" svg:d="m7301 13998v2452h-2401">
          <text:p/>
        </draw:connector>
        <draw:rect draw:style-name="gr5" draw:text-style-name="P6" draw:layer="layout" svg:width="1.2cm" svg:height="0.5cm" svg:x="6.301cm" svg:y="14.5cm">
          <text:p text:style-name="P1"><text:span text:style-name="T2">Nok</text:span></text:p>
        </draw:rect>
        <draw:rect draw:style-name="gr5" draw:text-style-name="P6" draw:layer="layout" svg:width="1.2cm" svg:height="0.5cm" svg:x="4.8cm" svg:y="12.8cm">
          <text:p text:style-name="P1"><text:span text:style-name="T2">Ok</text:span></text:p>
        </draw:rect>
        <draw:rect draw:style-name="gr3" draw:text-style-name="P2" xml:id="id138" draw:id="id138" draw:layer="layout" svg:width="1.3cm" svg:height="0.5cm" svg:x="3.6cm" svg:y="16.2cm">
          <text:p text:style-name="P1"><text:span text:style-name="T1">end</text:span></text:p>
        </draw:rect>
        <draw:connector draw:style-name="gr7" draw:text-style-name="P3" draw:layer="layout" svg:x1="4.25cm" svg:y1="15.001cm" svg:x2="4.25cm" svg:y2="16.2cm" draw:start-shape="id137" draw:start-glue-point="2" draw:end-shape="id138" draw:end-glue-point="0" svg:d="m4250 15001v1199">
          <text:p/>
        </draw:connector>
        <draw:connector draw:style-name="gr4" draw:text-style-name="P3" draw:layer="layout" draw:type="line" svg:x1="7.4cm" svg:y1="8.1cm" svg:x2="9.001cm" svg:y2="9.15cm" draw:start-shape="id117" draw:start-glue-point="2" draw:end-shape="id123" draw:end-glue-point="3" svg:d="m7400 8100 1601 1050">
          <text:p/>
        </draw:connector>
        <draw:rect draw:style-name="gr3" draw:text-style-name="P2" xml:id="id140" draw:id="id140" draw:layer="layout" svg:width="3.301cm" svg:height="1.201cm" svg:x="20.499cm" svg:y="15.4cm">
          <text:p text:style-name="P1"><text:span text:style-name="T1">ComDone</text:span></text:p>
          <text:p text:style-name="P1"><text:span text:style-name="T1">Store SlRxData</text:span></text:p>
        </draw:rect>
        <draw:custom-shape draw:style-name="gr6" draw:text-style-name="P5" xml:id="id139" draw:id="id139" draw:layer="layout" svg:width="2cm" svg:height="1.398cm" svg:x="24.2cm" svg:y="14.2cm">
          <text:p text:style-name="P3"><text:span text:style-name="T2">Chk</text:span><text:span text:style-name="T2"><text:line-break/></text:span><text:span text:style-name="T2">Sum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24.2cm" svg:y1="14.899cm" svg:x2="22.149cm" svg:y2="15.4cm" draw:start-shape="id139" draw:start-glue-point="5" draw:end-shape="id140" svg:d="m24200 14899h-2051v501">
          <text:p/>
        </draw:connector>
        <draw:connector draw:style-name="gr7" draw:text-style-name="P3" draw:layer="layout" svg:x1="21.301cm" svg:y1="13.4cm" svg:x2="25.2cm" svg:y2="14.2cm" draw:start-shape="id135" draw:start-glue-point="1" draw:end-shape="id139" draw:end-glue-point="4" svg:d="m21301 13400h3899v800">
          <text:p/>
        </draw:connector>
        <draw:connector draw:style-name="gr7" draw:text-style-name="P3" draw:layer="layout" svg:x1="25.2cm" svg:y1="15.598cm" svg:x2="22.799cm" svg:y2="18.05cm" draw:start-shape="id139" draw:start-glue-point="6" draw:end-shape="id141" draw:end-glue-point="1" svg:d="m25200 15598v2452h-2401">
          <text:p/>
        </draw:connector>
        <draw:rect draw:style-name="gr5" draw:text-style-name="P6" draw:layer="layout" svg:width="1.2cm" svg:height="0.5cm" svg:x="24.2cm" svg:y="16.1cm">
          <text:p text:style-name="P1"><text:span text:style-name="T2">Nok</text:span></text:p>
        </draw:rect>
        <draw:rect draw:style-name="gr5" draw:text-style-name="P6" draw:layer="layout" svg:width="1.2cm" svg:height="0.5cm" svg:x="22.699cm" svg:y="14.4cm">
          <text:p text:style-name="P1"><text:span text:style-name="T2">Ok</text:span></text:p>
        </draw:rect>
        <draw:rect draw:style-name="gr3" draw:text-style-name="P2" xml:id="id141" draw:id="id141" draw:layer="layout" svg:width="1.3cm" svg:height="0.5cm" svg:x="21.499cm" svg:y="17.8cm">
          <text:p text:style-name="P1"><text:span text:style-name="T1">end</text:span></text:p>
        </draw:rect>
        <draw:connector draw:style-name="gr7" draw:text-style-name="P3" draw:layer="layout" svg:x1="22.149cm" svg:y1="16.601cm" svg:x2="22.149cm" svg:y2="17.8cm" draw:start-shape="id140" draw:start-glue-point="2" draw:end-shape="id141" draw:end-glue-point="0" svg:d="m22149 16601v11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H42M32S</meta:editing-duration>
    <meta:editing-cycles>54</meta:editing-cycles>
    <meta:generator>OpenOffice.org/3.4.1$Win32 OpenOffice.org_project/341m1$Build-9593</meta:generator>
    <dc:date>2019-10-30T07:36:00.26</dc:date>
    <meta:document-statistic meta:object-count="339"/>
  </office:meta>
</office:document-meta>
</file>